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65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125.21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106.36pt"/>
    </style:style>
    <style:style style:name="co9" style:family="table-column">
      <style:table-column-properties fo:break-before="auto" style:column-width="115.74pt"/>
    </style:style>
    <style:style style:name="co10" style:family="table-column">
      <style:table-column-properties fo:break-before="auto" style:column-width="93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/>
      <style:text-properties fo:color="#ffffff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  <style:text-properties fo:color="#ffff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automo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908.314" calcext:value-type="float">
            <text:p>28908.314</text:p>
          </table:table-cell>
          <table:table-cell office:value-type="float" office:value="175" calcext:value-type="float">
            <text:p>175</text:p>
          </table:table-cell>
          <table:table-cell table:formula="of:=[automo_v1.C5]/[automo_v1.B5]" office:value-type="float" office:value="0.00605362180582375" calcext:value-type="float">
            <text:p>0.0060536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4.817" calcext:value-type="float">
            <text:p>24.817</text:p>
          </table:table-cell>
          <table:table-cell office:value-type="float" office:value="175" calcext:value-type="float">
            <text:p>175</text:p>
          </table:table-cell>
          <table:table-cell table:formula="of:=[automo_v1.C6]/[automo_v1.B6]" office:value-type="float" office:value="7.05161784260789" calcext:value-type="float">
            <text:p>7.051617842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871.336" calcext:value-type="float">
            <text:p>28871.336</text:p>
          </table:table-cell>
          <table:table-cell office:value-type="float" office:value="183" calcext:value-type="float">
            <text:p>183</text:p>
          </table:table-cell>
          <table:table-cell table:formula="of:=[automo_v1.C11]/[automo_v1.B11]" office:value-type="float" office:value="0.00633846663694399" calcext:value-type="float">
            <text:p>0.0063384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4.871" calcext:value-type="float">
            <text:p>24.871</text:p>
          </table:table-cell>
          <table:table-cell office:value-type="float" office:value="175" calcext:value-type="float">
            <text:p>175</text:p>
          </table:table-cell>
          <table:table-cell table:formula="of:=[automo_v1.C12]/[automo_v1.B12]" office:value-type="float" office:value="7.03630734590487" calcext:value-type="float">
            <text:p>7.0363073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948.41" calcext:value-type="float">
            <text:p>28948.41</text:p>
          </table:table-cell>
          <table:table-cell office:value-type="float" office:value="175" calcext:value-type="float">
            <text:p>175</text:p>
          </table:table-cell>
          <table:table-cell table:formula="of:=[automo_v1.C17]/[automo_v1.B17]" office:value-type="float" office:value="0.00604523702683498" calcext:value-type="float">
            <text:p>0.006045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4.583" calcext:value-type="float">
            <text:p>24.583</text:p>
          </table:table-cell>
          <table:table-cell office:value-type="float" office:value="175" calcext:value-type="float">
            <text:p>175</text:p>
          </table:table-cell>
          <table:table-cell table:formula="of:=[automo_v1.C18]/[automo_v1.B18]" office:value-type="float" office:value="7.11874059309279" calcext:value-type="float">
            <text:p>7.1187405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913.232" calcext:value-type="float">
            <text:p>28913.232</text:p>
          </table:table-cell>
          <table:table-cell office:value-type="float" office:value="173" calcext:value-type="float">
            <text:p>173</text:p>
          </table:table-cell>
          <table:table-cell table:formula="of:=[automo_v1.C23]/[automo_v1.B23]" office:value-type="float" office:value="0.00598341963292101" calcext:value-type="float">
            <text:p>0.0059834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4.489" calcext:value-type="float">
            <text:p>24.489</text:p>
          </table:table-cell>
          <table:table-cell office:value-type="float" office:value="175" calcext:value-type="float">
            <text:p>175</text:p>
          </table:table-cell>
          <table:table-cell table:formula="of:=[automo_v1.C24]/[automo_v1.B24]" office:value-type="float" office:value="7.1460655804647" calcext:value-type="float">
            <text:p>7.1460655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844.776" calcext:value-type="float">
            <text:p>28844.776</text:p>
          </table:table-cell>
          <table:table-cell office:value-type="float" office:value="170" calcext:value-type="float">
            <text:p>170</text:p>
          </table:table-cell>
          <table:table-cell table:formula="of:=[automo_v1.C29]/[automo_v1.B29]" office:value-type="float" office:value="0.00589361484381089" calcext:value-type="float">
            <text:p>0.0058936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3.535" calcext:value-type="float">
            <text:p>23.535</text:p>
          </table:table-cell>
          <table:table-cell office:value-type="float" office:value="175" calcext:value-type="float">
            <text:p>175</text:p>
          </table:table-cell>
          <table:table-cell table:formula="of:=[automo_v1.C30]/[automo_v1.B30]" office:value-type="float" office:value="7.43573401317187" calcext:value-type="float">
            <text:p>7.4357340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5"/>
          <table:table-cell table:style-name="ce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5"/>
          <table:table-cell table:style-name="ce4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automo_v1.B5];[automo_v1.B11];[automo_v1.B17];[automo_v1.B23];[automo_v1.B29])" office:value-type="float" office:value="28897.2136" calcext:value-type="float">
            <text:p>28897.2136</text:p>
          </table:table-cell>
          <table:table-cell table:formula="of:=AVERAGE([automo_v1.C5];[automo_v1.C11];[automo_v1.C17];[automo_v1.C23];[automo_v1.C29])" office:value-type="float" office:value="175.2" calcext:value-type="float">
            <text:p>175.2</text:p>
          </table:table-cell>
          <table:table-cell table:formula="of:=AVERAGE([automo_v1.D5];[automo_v1.D11];[automo_v1.D17];[automo_v1.D23];[automo_v1.D29])" office:value-type="float" office:value="0.00606287198926693" calcext:value-type="float">
            <text:p>0.006062872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automo_v1.B6];[automo_v1.B12];[automo_v1.B18];[automo_v1.B24];[automo_v1.B30])" office:value-type="float" office:value="24.459" calcext:value-type="float">
            <text:p>24.459</text:p>
          </table:table-cell>
          <table:table-cell table:formula="of:=AVERAGE([automo_v1.C6];[automo_v1.C12];[automo_v1.C18];[automo_v1.C24];[automo_v1.C30])" office:value-type="float" office:value="175" calcext:value-type="float">
            <text:p>175</text:p>
          </table:table-cell>
          <table:table-cell table:formula="of:=AVERAGE([automo_v1.D6];[automo_v1.D12];[automo_v1.D18];[automo_v1.D24];[automo_v1.D30])" office:value-type="float" office:value="7.15769307504842" calcext:value-type="float">
            <text:p>7.157693075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automo_v1.B5];[automo_v1.B11])" office:value-type="float" office:value="26.1473945547156" calcext:value-type="float">
            <text:p>26.1473945547</text:p>
          </table:table-cell>
          <table:table-cell table:formula="of:=STDEVA([automo_v1.C5];[automo_v1.C11])" office:value-type="float" office:value="5.65685424949238" calcext:value-type="float">
            <text:p>5.6568542495</text:p>
          </table:table-cell>
          <table:table-cell table:formula="of:=STDEVA([automo_v1.D5];[automo_v1.D11])" office:value-type="float" office:value="0.000201415711671059" calcext:value-type="float">
            <text:p>0.0002014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automo_v1.B6];[automo_v1.B12])" office:value-type="float" office:value="0.0381837661840725" calcext:value-type="float">
            <text:p>0.0381837662</text:p>
          </table:table-cell>
          <table:table-cell table:formula="of:=STDEVA([automo_v1.C6];[automo_v1.C12])" office:value-type="float" office:value="0" calcext:value-type="float">
            <text:p>0</text:p>
          </table:table-cell>
          <table:table-cell table:formula="of:=STDEVA([automo_v1.D6];[automo_v1.D12])" office:value-type="float" office:value="0.01082615604204" calcext:value-type="float">
            <text:p>0.01082615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automo_v1.B5];[automo_v1.B11];[automo_v1.B17];[automo_v1.B23];[automo_v1.B29])" office:value-type="float" office:value="28908.314" calcext:value-type="float">
            <text:p>28908.314</text:p>
          </table:table-cell>
          <table:table-cell table:formula="of:=MEDIAN([automo_v1.C5];[automo_v1.C11];[automo_v1.C17];[automo_v1.C23];[automo_v1.C29])" office:value-type="float" office:value="175" calcext:value-type="float">
            <text:p>175</text:p>
          </table:table-cell>
          <table:table-cell table:formula="of:=MEDIAN([automo_v1.D5];[automo_v1.D11];[automo_v1.D17];[automo_v1.D23];[automo_v1.D29])" office:value-type="float" office:value="0.00604523702683498" calcext:value-type="float">
            <text:p>0.006045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automo_v1.B6];[automo_v1.B12];[automo_v1.B18];[automo_v1.B24];[automo_v1.B30])" office:value-type="float" office:value="24.583" calcext:value-type="float">
            <text:p>24.583</text:p>
          </table:table-cell>
          <table:table-cell table:formula="of:=MEDIAN([automo_v1.C6];[automo_v1.C12];[automo_v1.C18];[automo_v1.C24];[automo_v1.C30])" office:value-type="float" office:value="175" calcext:value-type="float">
            <text:p>175</text:p>
          </table:table-cell>
          <table:table-cell table:formula="of:=MEDIAN([automo_v1.D6];[automo_v1.D12];[automo_v1.D18];[automo_v1.D24];[automo_v1.D30])" office:value-type="float" office:value="7.11874059309279" calcext:value-type="float">
            <text:p>7.118740593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automo_v1.B5];[automo_v1.B11];[automo_v1.B17];[automo_v1.B23];[automo_v1.B29])" office:value-type="float" office:value="28948.41" calcext:value-type="float">
            <text:p>28948.41</text:p>
          </table:table-cell>
          <table:table-cell table:formula="of:=MAX([automo_v1.C5];[automo_v1.C11];[automo_v1.C17];[automo_v1.C23];[automo_v1.C29])" office:value-type="float" office:value="183" calcext:value-type="float">
            <text:p>183</text:p>
          </table:table-cell>
          <table:table-cell table:formula="of:=MAX([automo_v1.D5];[automo_v1.D11];[automo_v1.D17];[automo_v1.D23];[automo_v1.D29])" office:value-type="float" office:value="0.00633846663694399" calcext:value-type="float">
            <text:p>0.0063384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automo_v1.B6];[automo_v1.B12];[automo_v1.B18];[automo_v1.B24];[automo_v1.B30])" office:value-type="float" office:value="24.871" calcext:value-type="float">
            <text:p>24.871</text:p>
          </table:table-cell>
          <table:table-cell table:formula="of:=MAX([automo_v1.C6];[automo_v1.C12];[automo_v1.C18];[automo_v1.C24];[automo_v1.C30])" office:value-type="float" office:value="175" calcext:value-type="float">
            <text:p>175</text:p>
          </table:table-cell>
          <table:table-cell table:formula="of:=MAX([automo_v1.D6];[automo_v1.D12];[automo_v1.D18];[automo_v1.D24];[automo_v1.D30])" office:value-type="float" office:value="7.43573401317187" calcext:value-type="float">
            <text:p>7.435734013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automo_v1.B5];[automo_v1.B11];[automo_v1.B17];[automo_v1.B23];[automo_v1.B29])" office:value-type="float" office:value="28844.776" calcext:value-type="float">
            <text:p>28844.776</text:p>
          </table:table-cell>
          <table:table-cell table:formula="of:=MIN([automo_v1.C5];[automo_v1.C11];[automo_v1.C17];[automo_v1.C23];[automo_v1.C29])" office:value-type="float" office:value="170" calcext:value-type="float">
            <text:p>170</text:p>
          </table:table-cell>
          <table:table-cell table:formula="of:=MIN([automo_v1.D5];[automo_v1.D11];[automo_v1.D17];[automo_v1.D23];[automo_v1.D29])" office:value-type="float" office:value="0.00589361484381089" calcext:value-type="float">
            <text:p>0.0058936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automo_v1.B6];[automo_v1.B12];[automo_v1.B18];[automo_v1.B24];[automo_v1.B30])" office:value-type="float" office:value="23.535" calcext:value-type="float">
            <text:p>23.535</text:p>
          </table:table-cell>
          <table:table-cell table:formula="of:=MIN([automo_v1.C6];[automo_v1.C12];[automo_v1.C18];[automo_v1.C24];[automo_v1.C30])" office:value-type="float" office:value="175" calcext:value-type="float">
            <text:p>175</text:p>
          </table:table-cell>
          <table:table-cell table:formula="of:=MIN([automo_v1.D6];[automo_v1.D12];[automo_v1.D18];[automo_v1.D24];[automo_v1.D30])" office:value-type="float" office:value="7.03630734590487" calcext:value-type="float">
            <text:p>7.036307345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automo_v1.B5]~[automo_v1.B11]~[automo_v1.B17]~[automo_v1.B23]~[automo_v1.B29]);1)" office:value-type="float" office:value="28871.336" calcext:value-type="float">
            <text:p>28871.336</text:p>
          </table:table-cell>
          <table:table-cell table:formula="of:=QUARTILE(([automo_v1.C5]~[automo_v1.C11]~[automo_v1.C17]~[automo_v1.C23]~[automo_v1.C29]);1)" office:value-type="float" office:value="173" calcext:value-type="float">
            <text:p>173</text:p>
          </table:table-cell>
          <table:table-cell table:formula="of:=QUARTILE(([automo_v1.D5]~[automo_v1.D11]~[automo_v1.D17]~[automo_v1.D23]~[automo_v1.D29]);1)" office:value-type="float" office:value="0.00598341963292101" calcext:value-type="float">
            <text:p>0.0059834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automo_v1.B6]~[automo_v1.B12]~[automo_v1.B18]~[automo_v1.B24]~[automo_v1.B30]);1)" office:value-type="float" office:value="24.489" calcext:value-type="float">
            <text:p>24.489</text:p>
          </table:table-cell>
          <table:table-cell table:formula="of:=QUARTILE(([automo_v1.C6]~[automo_v1.C12]~[automo_v1.C18]~[automo_v1.C24]~[automo_v1.C30]);1)" office:value-type="float" office:value="175" calcext:value-type="float">
            <text:p>175</text:p>
          </table:table-cell>
          <table:table-cell table:formula="of:=QUARTILE(([automo_v1.D6]~[automo_v1.D12]~[automo_v1.D18]~[automo_v1.D24]~[automo_v1.D30]);1)" office:value-type="float" office:value="7.05161784260789" calcext:value-type="float">
            <text:p>7.051617842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automo_v1.B5]~[automo_v1.B11]~[automo_v1.B17]~[automo_v1.B23]~[automo_v1.B29]);3)" office:value-type="float" office:value="28913.232" calcext:value-type="float">
            <text:p>28913.232</text:p>
          </table:table-cell>
          <table:table-cell table:formula="of:=QUARTILE(([automo_v1.C5]~[automo_v1.C11]~[automo_v1.C17]~[automo_v1.C23]~[automo_v1.C29]);3)" office:value-type="float" office:value="175" calcext:value-type="float">
            <text:p>175</text:p>
          </table:table-cell>
          <table:table-cell table:formula="of:=QUARTILE(([automo_v1.D5]~[automo_v1.D11]~[automo_v1.D17]~[automo_v1.D23]~[automo_v1.D29]);3)" office:value-type="float" office:value="0.00605362180582375" calcext:value-type="float">
            <text:p>0.0060536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automo_v1.B6]~[automo_v1.B12]~[automo_v1.B18]~[automo_v1.B24]~[automo_v1.B30]);3)" office:value-type="float" office:value="24.817" calcext:value-type="float">
            <text:p>24.817</text:p>
          </table:table-cell>
          <table:table-cell table:formula="of:=QUARTILE(([automo_v1.C6]~[automo_v1.C12]~[automo_v1.C18]~[automo_v1.C24]~[automo_v1.C30]);3)" office:value-type="float" office:value="175" calcext:value-type="float">
            <text:p>175</text:p>
          </table:table-cell>
          <table:table-cell table:formula="of:=QUARTILE(([automo_v1.D6]~[automo_v1.D12]~[automo_v1.D18]~[automo_v1.D24]~[automo_v1.D30]);3)" office:value-type="float" office:value="7.1460655804647" calcext:value-type="float">
            <text:p>7.1460655805</text:p>
          </table:table-cell>
          <table:table-cell table:number-columns-repeated="3"/>
        </table:table-row>
      </table:table>
      <table:table table:name="automo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992.996" calcext:value-type="float">
            <text:p>28992.996</text:p>
          </table:table-cell>
          <table:table-cell office:value-type="float" office:value="128" calcext:value-type="float">
            <text:p>128</text:p>
          </table:table-cell>
          <table:table-cell table:formula="of:=[automo_v2.C5]/[automo_v2.B5]" office:value-type="float" office:value="0.00441485936810394" calcext:value-type="float">
            <text:p>0.004414859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.804" calcext:value-type="float">
            <text:p>5.804</text:p>
          </table:table-cell>
          <table:table-cell office:value-type="float" office:value="124" calcext:value-type="float">
            <text:p>124</text:p>
          </table:table-cell>
          <table:table-cell table:formula="of:=[automo_v2.C6]/[automo_v2.B6]" office:value-type="float" office:value="21.3645761543763" calcext:value-type="float">
            <text:p>21.3645761544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834.262" calcext:value-type="float">
            <text:p>28834.262</text:p>
          </table:table-cell>
          <table:table-cell office:value-type="float" office:value="128" calcext:value-type="float">
            <text:p>128</text:p>
          </table:table-cell>
          <table:table-cell table:formula="of:=[automo_v2.C11]/[automo_v2.B11]" office:value-type="float" office:value="0.00443916338139676" calcext:value-type="float">
            <text:p>0.004439163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.715" calcext:value-type="float">
            <text:p>5.715</text:p>
          </table:table-cell>
          <table:table-cell office:value-type="float" office:value="124" calcext:value-type="float">
            <text:p>124</text:p>
          </table:table-cell>
          <table:table-cell table:formula="of:=[automo_v2.C12]/[automo_v2.B12]" office:value-type="float" office:value="21.6972878390201" calcext:value-type="float">
            <text:p>21.697287839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897.097" calcext:value-type="float">
            <text:p>28897.097</text:p>
          </table:table-cell>
          <table:table-cell office:value-type="float" office:value="126" calcext:value-type="float">
            <text:p>126</text:p>
          </table:table-cell>
          <table:table-cell table:formula="of:=[automo_v2.C17]/[automo_v2.B17]" office:value-type="float" office:value="0.00436029958303424" calcext:value-type="float">
            <text:p>0.0043602996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.963" calcext:value-type="float">
            <text:p>5.963</text:p>
          </table:table-cell>
          <table:table-cell office:value-type="float" office:value="124" calcext:value-type="float">
            <text:p>124</text:p>
          </table:table-cell>
          <table:table-cell table:formula="of:=[automo_v2.C18]/[automo_v2.B18]" office:value-type="float" office:value="20.7949018950193" calcext:value-type="float">
            <text:p>20.794901895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9006.909" calcext:value-type="float">
            <text:p>29006.909</text:p>
          </table:table-cell>
          <table:table-cell office:value-type="float" office:value="121" calcext:value-type="float">
            <text:p>121</text:p>
          </table:table-cell>
          <table:table-cell table:formula="of:=[automo_v2.C23]/[automo_v2.B23]" office:value-type="float" office:value="0.00417141998825176" calcext:value-type="float">
            <text:p>0.00417142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81" calcext:value-type="float">
            <text:p>4.81</text:p>
          </table:table-cell>
          <table:table-cell office:value-type="float" office:value="124" calcext:value-type="float">
            <text:p>124</text:p>
          </table:table-cell>
          <table:table-cell table:formula="of:=[automo_v2.C24]/[automo_v2.B24]" office:value-type="float" office:value="25.7796257796258" calcext:value-type="float">
            <text:p>25.7796257796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9165.433" calcext:value-type="float">
            <text:p>29165.433</text:p>
          </table:table-cell>
          <table:table-cell office:value-type="float" office:value="121" calcext:value-type="float">
            <text:p>121</text:p>
          </table:table-cell>
          <table:table-cell table:formula="of:=[automo_v2.C29]/[automo_v2.B29]" office:value-type="float" office:value="0.00414874690871211" calcext:value-type="float">
            <text:p>0.0041487469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.34" calcext:value-type="float">
            <text:p>5.34</text:p>
          </table:table-cell>
          <table:table-cell office:value-type="float" office:value="124" calcext:value-type="float">
            <text:p>124</text:p>
          </table:table-cell>
          <table:table-cell table:formula="of:=[automo_v2.C30]/[automo_v2.B30]" office:value-type="float" office:value="23.2209737827715" calcext:value-type="float">
            <text:p>23.2209737828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automo_v2.B5];[automo_v2.B11];[automo_v2.B17];[automo_v2.B23];[automo_v2.B29])" office:value-type="float" office:value="28979.3394" calcext:value-type="float">
            <text:p>28979.3394</text:p>
          </table:table-cell>
          <table:table-cell table:formula="of:=AVERAGE([automo_v2.C5];[automo_v2.C11];[automo_v2.C17];[automo_v2.C23];[automo_v2.C29])" office:value-type="float" office:value="124.8" calcext:value-type="float">
            <text:p>124.8</text:p>
          </table:table-cell>
          <table:table-cell table:formula="of:=AVERAGE([automo_v2.D5];[automo_v2.D11];[automo_v2.D17];[automo_v2.D23];[automo_v2.D29])" office:value-type="float" office:value="0.00430689784589976" calcext:value-type="float">
            <text:p>0.0043068978</text:p>
          </table:table-cell>
          <table:table-cell table:style-name="ce4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automo_v2.B6];[automo_v2.B12];[automo_v2.B18];[automo_v2.B24];[automo_v2.B30])" office:value-type="float" office:value="5.5264" calcext:value-type="float">
            <text:p>5.5264</text:p>
          </table:table-cell>
          <table:table-cell table:formula="of:=AVERAGE([automo_v2.C6];[automo_v2.C12];[automo_v2.C18];[automo_v2.C24];[automo_v2.C30])" office:value-type="float" office:value="124" calcext:value-type="float">
            <text:p>124</text:p>
          </table:table-cell>
          <table:table-cell table:formula="of:=AVERAGE([automo_v2.D6];[automo_v2.D12];[automo_v2.D18];[automo_v2.D24];[automo_v2.D30])" office:value-type="float" office:value="22.5714730901626" calcext:value-type="float">
            <text:p>22.5714730902</text:p>
          </table:table-cell>
          <table:table-cell table:style-name="ce4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automo_v2.B5];[automo_v2.B11])" office:value-type="float" office:value="112.241887804866" calcext:value-type="float">
            <text:p>112.2418878049</text:p>
          </table:table-cell>
          <table:table-cell table:formula="of:=STDEV([automo_v2.C5];[automo_v2.C11])" office:value-type="float" office:value="0" calcext:value-type="float">
            <text:p>0</text:p>
          </table:table-cell>
          <table:table-cell table:formula="of:=STDEV([automo_v2.D5];[automo_v2.D11])" office:value-type="float" office:value="0.0000171855326093999" calcext:value-type="float">
            <text:p>1.71855326093999E-05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automo_v2.B6];[automo_v2.B12])" office:value-type="float" office:value="0.062932503525603" calcext:value-type="float">
            <text:p>0.0629325035</text:p>
          </table:table-cell>
          <table:table-cell table:formula="of:=STDEV([automo_v2.C6];[automo_v2.C12])" office:value-type="float" office:value="0" calcext:value-type="float">
            <text:p>0</text:p>
          </table:table-cell>
          <table:table-cell table:formula="of:=STDEV([automo_v2.D6];[automo_v2.D12])" office:value-type="float" office:value="0.235262688391654" calcext:value-type="float">
            <text:p>0.2352626884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automo_v2.B5];[automo_v2.B11];[automo_v2.B17];[automo_v2.B23];[automo_v2.B29])" office:value-type="float" office:value="28992.996" calcext:value-type="float">
            <text:p>28992.996</text:p>
          </table:table-cell>
          <table:table-cell table:formula="of:=MEDIAN([automo_v2.C5];[automo_v2.C11];[automo_v2.C17];[automo_v2.C23];[automo_v2.C29])" office:value-type="float" office:value="126" calcext:value-type="float">
            <text:p>126</text:p>
          </table:table-cell>
          <table:table-cell table:formula="of:=MEDIAN([automo_v2.D5];[automo_v2.D11];[automo_v2.D17];[automo_v2.D23];[automo_v2.D29])" office:value-type="float" office:value="0.00436029958303424" calcext:value-type="float">
            <text:p>0.0043602996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automo_v2.B6];[automo_v2.B12];[automo_v2.B18];[automo_v2.B24];[automo_v2.B30])" office:value-type="float" office:value="5.715" calcext:value-type="float">
            <text:p>5.715</text:p>
          </table:table-cell>
          <table:table-cell table:formula="of:=MEDIAN([automo_v2.C6];[automo_v2.C12];[automo_v2.C18];[automo_v2.C24];[automo_v2.C30])" office:value-type="float" office:value="124" calcext:value-type="float">
            <text:p>124</text:p>
          </table:table-cell>
          <table:table-cell table:formula="of:=MEDIAN([automo_v2.D6];[automo_v2.D12];[automo_v2.D18];[automo_v2.D24];[automo_v2.D30])" office:value-type="float" office:value="21.6972878390201" calcext:value-type="float">
            <text:p>21.697287839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automo_v2.B5];[automo_v2.B11];[automo_v2.B17];[automo_v2.B23];[automo_v2.B29])" office:value-type="float" office:value="29165.433" calcext:value-type="float">
            <text:p>29165.433</text:p>
          </table:table-cell>
          <table:table-cell table:formula="of:=MAX([automo_v2.C5];[automo_v2.C11];[automo_v2.C17];[automo_v2.C23];[automo_v2.C29])" office:value-type="float" office:value="128" calcext:value-type="float">
            <text:p>128</text:p>
          </table:table-cell>
          <table:table-cell table:formula="of:=MAX([automo_v2.D5];[automo_v2.D11];[automo_v2.D17];[automo_v2.D23];[automo_v2.D29])" office:value-type="float" office:value="0.00443916338139676" calcext:value-type="float">
            <text:p>0.004439163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automo_v2.B6];[automo_v2.B12];[automo_v2.B18];[automo_v2.B24];[automo_v2.B30])" office:value-type="float" office:value="5.963" calcext:value-type="float">
            <text:p>5.963</text:p>
          </table:table-cell>
          <table:table-cell table:formula="of:=MAX([automo_v2.C6];[automo_v2.C12];[automo_v2.C18];[automo_v2.C24];[automo_v2.C30])" office:value-type="float" office:value="124" calcext:value-type="float">
            <text:p>124</text:p>
          </table:table-cell>
          <table:table-cell table:formula="of:=MAX([automo_v2.D6];[automo_v2.D12];[automo_v2.D18];[automo_v2.D24];[automo_v2.D30])" office:value-type="float" office:value="25.7796257796258" calcext:value-type="float">
            <text:p>25.779625779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automo_v2.B5];[automo_v2.B11];[automo_v2.B17];[automo_v2.B23];[automo_v2.B29])" office:value-type="float" office:value="28834.262" calcext:value-type="float">
            <text:p>28834.262</text:p>
          </table:table-cell>
          <table:table-cell table:formula="of:=MIN([automo_v2.C5];[automo_v2.C11];[automo_v2.C17];[automo_v2.C23];[automo_v2.C29])" office:value-type="float" office:value="121" calcext:value-type="float">
            <text:p>121</text:p>
          </table:table-cell>
          <table:table-cell table:formula="of:=MIN([automo_v2.D5];[automo_v2.D11];[automo_v2.D17];[automo_v2.D23];[automo_v2.D29])" office:value-type="float" office:value="0.00414874690871211" calcext:value-type="float">
            <text:p>0.0041487469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automo_v2.B6];[automo_v2.B12];[automo_v2.B18];[automo_v2.B24];[automo_v2.B30])" office:value-type="float" office:value="4.81" calcext:value-type="float">
            <text:p>4.81</text:p>
          </table:table-cell>
          <table:table-cell table:formula="of:=MIN([automo_v2.C6];[automo_v2.C12];[automo_v2.C18];[automo_v2.C24];[automo_v2.C30])" office:value-type="float" office:value="124" calcext:value-type="float">
            <text:p>124</text:p>
          </table:table-cell>
          <table:table-cell table:formula="of:=MIN([automo_v2.D6];[automo_v2.D12];[automo_v2.D18];[automo_v2.D24];[automo_v2.D30])" office:value-type="float" office:value="20.7949018950193" calcext:value-type="float">
            <text:p>20.794901895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automo_v2.B5]~[automo_v2.B11]~[automo_v2.B17]~[automo_v2.B23]~[automo_v2.B29]);1)" office:value-type="float" office:value="28897.097" calcext:value-type="float">
            <text:p>28897.097</text:p>
          </table:table-cell>
          <table:table-cell table:formula="of:=QUARTILE(([automo_v2.C5]~[automo_v2.C11]~[automo_v2.C17]~[automo_v2.C23]~[automo_v2.C29]);1)" office:value-type="float" office:value="121" calcext:value-type="float">
            <text:p>121</text:p>
          </table:table-cell>
          <table:table-cell table:formula="of:=QUARTILE(([automo_v2.D5]~[automo_v2.D11]~[automo_v2.D17]~[automo_v2.D23]~[automo_v2.D29]);1)" office:value-type="float" office:value="0.00417141998825176" calcext:value-type="float">
            <text:p>0.00417142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automo_v2.B6]~[automo_v2.B12]~[automo_v2.B18]~[automo_v2.B24]~[automo_v2.B30]);1)" office:value-type="float" office:value="5.34" calcext:value-type="float">
            <text:p>5.34</text:p>
          </table:table-cell>
          <table:table-cell table:formula="of:=QUARTILE(([automo_v2.C6]~[automo_v2.C12]~[automo_v2.C18]~[automo_v2.C24]~[automo_v2.C30]);1)" office:value-type="float" office:value="124" calcext:value-type="float">
            <text:p>124</text:p>
          </table:table-cell>
          <table:table-cell table:formula="of:=QUARTILE(([automo_v2.D6]~[automo_v2.D12]~[automo_v2.D18]~[automo_v2.D24]~[automo_v2.D30]);1)" office:value-type="float" office:value="21.3645761543763" calcext:value-type="float">
            <text:p>21.3645761544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automo_v2.B5]~[automo_v2.B11]~[automo_v2.B17]~[automo_v2.B23]~[automo_v2.B29]);3)" office:value-type="float" office:value="29006.909" calcext:value-type="float">
            <text:p>29006.909</text:p>
          </table:table-cell>
          <table:table-cell table:formula="of:=QUARTILE(([automo_v2.C5]~[automo_v2.C11]~[automo_v2.C17]~[automo_v2.C23]~[automo_v2.C29]);3)" office:value-type="float" office:value="128" calcext:value-type="float">
            <text:p>128</text:p>
          </table:table-cell>
          <table:table-cell table:formula="of:=QUARTILE(([automo_v2.D5]~[automo_v2.D11]~[automo_v2.D17]~[automo_v2.D23]~[automo_v2.D29]);3)" office:value-type="float" office:value="0.00441485936810394" calcext:value-type="float">
            <text:p>0.004414859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automo_v2.B6]~[automo_v2.B12]~[automo_v2.B18]~[automo_v2.B24]~[automo_v2.B30]);3)" office:value-type="float" office:value="5.804" calcext:value-type="float">
            <text:p>5.804</text:p>
          </table:table-cell>
          <table:table-cell table:formula="of:=QUARTILE(([automo_v2.C6]~[automo_v2.C12]~[automo_v2.C18]~[automo_v2.C24]~[automo_v2.C30]);3)" office:value-type="float" office:value="124" calcext:value-type="float">
            <text:p>124</text:p>
          </table:table-cell>
          <table:table-cell table:formula="of:=QUARTILE(([automo_v2.D6]~[automo_v2.D12]~[automo_v2.D18]~[automo_v2.D24]~[automo_v2.D30]);3)" office:value-type="float" office:value="23.2209737827715" calcext:value-type="float">
            <text:p>23.2209737828</text:p>
          </table:table-cell>
          <table:table-cell/>
        </table:table-row>
      </table:table>
      <table:table table:name="automo_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9133.426" calcext:value-type="float">
            <text:p>29133.426</text:p>
          </table:table-cell>
          <table:table-cell office:value-type="float" office:value="129" calcext:value-type="float">
            <text:p>129</text:p>
          </table:table-cell>
          <table:table-cell table:formula="of:=[automo_v3.C5]/[automo_v3.B5]" office:value-type="float" office:value="0.00442790353595901" calcext:value-type="float">
            <text:p>0.0044279035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962" calcext:value-type="float">
            <text:p>4.962</text:p>
          </table:table-cell>
          <table:table-cell office:value-type="float" office:value="125" calcext:value-type="float">
            <text:p>125</text:p>
          </table:table-cell>
          <table:table-cell table:formula="of:=[automo_v3.C6]/[automo_v3.B6]" office:value-type="float" office:value="25.1914550584442" calcext:value-type="float">
            <text:p>25.1914550584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883.379" calcext:value-type="float">
            <text:p>28883.379</text:p>
          </table:table-cell>
          <table:table-cell office:value-type="float" office:value="130" calcext:value-type="float">
            <text:p>130</text:p>
          </table:table-cell>
          <table:table-cell table:formula="of:=[automo_v3.C11]/[automo_v3.B11]" office:value-type="float" office:value="0.00450085843488049" calcext:value-type="float">
            <text:p>0.004500858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36" calcext:value-type="float">
            <text:p>4.36</text:p>
          </table:table-cell>
          <table:table-cell office:value-type="float" office:value="125" calcext:value-type="float">
            <text:p>125</text:p>
          </table:table-cell>
          <table:table-cell table:formula="of:=[automo_v3.C12]/[automo_v3.B12]" office:value-type="float" office:value="28.6697247706422" calcext:value-type="float">
            <text:p>28.6697247706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990.645" calcext:value-type="float">
            <text:p>28990.645</text:p>
          </table:table-cell>
          <table:table-cell office:value-type="float" office:value="121" calcext:value-type="float">
            <text:p>121</text:p>
          </table:table-cell>
          <table:table-cell table:formula="of:=[automo_v3.C17]/[automo_v3.B17]" office:value-type="float" office:value="0.00417376019057182" calcext:value-type="float">
            <text:p>0.0041737602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359" calcext:value-type="float">
            <text:p>4.359</text:p>
          </table:table-cell>
          <table:table-cell office:value-type="float" office:value="125" calcext:value-type="float">
            <text:p>125</text:p>
          </table:table-cell>
          <table:table-cell table:formula="of:=[automo_v3.C18]/[automo_v3.B18]" office:value-type="float" office:value="28.6763019041064" calcext:value-type="float">
            <text:p>28.6763019041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9075.198" calcext:value-type="float">
            <text:p>29075.198</text:p>
          </table:table-cell>
          <table:table-cell office:value-type="float" office:value="123" calcext:value-type="float">
            <text:p>123</text:p>
          </table:table-cell>
          <table:table-cell table:formula="of:=[automo_v3.C23]/[automo_v3.B23]" office:value-type="float" office:value="0.00423040971208519" calcext:value-type="float">
            <text:p>0.0042304097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.113" calcext:value-type="float">
            <text:p>5.113</text:p>
          </table:table-cell>
          <table:table-cell office:value-type="float" office:value="125" calcext:value-type="float">
            <text:p>125</text:p>
          </table:table-cell>
          <table:table-cell table:formula="of:=[automo_v3.C24]/[automo_v3.B24]" office:value-type="float" office:value="24.4474867983571" calcext:value-type="float">
            <text:p>24.4474867984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851.219" calcext:value-type="float">
            <text:p>28851.219</text:p>
          </table:table-cell>
          <table:table-cell office:value-type="float" office:value="122" calcext:value-type="float">
            <text:p>122</text:p>
          </table:table-cell>
          <table:table-cell table:formula="of:=[automo_v3.C29]/[automo_v3.B29]" office:value-type="float" office:value="0.00422859082661291" calcext:value-type="float">
            <text:p>0.0042285908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809" calcext:value-type="float">
            <text:p>4.809</text:p>
          </table:table-cell>
          <table:table-cell office:value-type="float" office:value="125" calcext:value-type="float">
            <text:p>125</text:p>
          </table:table-cell>
          <table:table-cell table:formula="of:=[automo_v3.C30]/[automo_v3.B30]" office:value-type="float" office:value="25.9929299230609" calcext:value-type="float">
            <text:p>25.9929299231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automo_v3.B5];[automo_v3.B11];[automo_v3.B17];[automo_v3.B23];[automo_v3.B29])" office:value-type="float" office:value="28986.7734" calcext:value-type="float">
            <text:p>28986.7734</text:p>
          </table:table-cell>
          <table:table-cell table:formula="of:=AVERAGE([automo_v3.C5];[automo_v3.C11];[automo_v3.C17];[automo_v3.C23];[automo_v3.C29])" office:value-type="float" office:value="125" calcext:value-type="float">
            <text:p>125</text:p>
          </table:table-cell>
          <table:table-cell table:formula="of:=AVERAGE([automo_v3.D5];[automo_v3.D11];[automo_v3.D17];[automo_v3.D23];[automo_v3.D29])" office:value-type="float" office:value="0.00431230454002188" calcext:value-type="float">
            <text:p>0.0043123045</text:p>
          </table:table-cell>
          <table:table-cell table:style-name="ce4"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automo_v3.B6];[automo_v3.B12];[automo_v3.B18];[automo_v3.B24];[automo_v3.B30])" office:value-type="float" office:value="4.7206" calcext:value-type="float">
            <text:p>4.7206</text:p>
          </table:table-cell>
          <table:table-cell table:formula="of:=AVERAGE([automo_v3.C6];[automo_v3.C12];[automo_v3.C18];[automo_v3.C24];[automo_v3.C30])" office:value-type="float" office:value="125" calcext:value-type="float">
            <text:p>125</text:p>
          </table:table-cell>
          <table:table-cell table:formula="of:=AVERAGE([automo_v3.D6];[automo_v3.D12];[automo_v3.D18];[automo_v3.D24];[automo_v3.D30])" office:value-type="float" office:value="26.5955796909222" calcext:value-type="float">
            <text:p>26.5955796909</text:p>
          </table:table-cell>
          <table:table-cell table:style-name="ce4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automo_v3.B5];[automo_v3.B11])" office:value-type="float" office:value="176.809929315352" calcext:value-type="float">
            <text:p>176.8099293154</text:p>
          </table:table-cell>
          <table:table-cell table:formula="of:=STDEV([automo_v3.C5];[automo_v3.C11])" office:value-type="float" office:value="0.707106781186548" calcext:value-type="float">
            <text:p>0.7071067812</text:p>
          </table:table-cell>
          <table:table-cell table:formula="of:=STDEV([automo_v3.D5];[automo_v3.D11])" office:value-type="float" office:value="0.0000515869037481606" calcext:value-type="float">
            <text:p>5.15869037481606E-05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automo_v3.B6];[automo_v3.B12])" office:value-type="float" office:value="0.425678282274301" calcext:value-type="float">
            <text:p>0.4256782823</text:p>
          </table:table-cell>
          <table:table-cell table:formula="of:=STDEV([automo_v3.C6];[automo_v3.C12])" office:value-type="float" office:value="0" calcext:value-type="float">
            <text:p>0</text:p>
          </table:table-cell>
          <table:table-cell table:formula="of:=STDEV([automo_v3.D6];[automo_v3.D12])" office:value-type="float" office:value="2.459508100291" calcext:value-type="float">
            <text:p>2.459508100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automo_v3.B5];[automo_v3.B11];[automo_v3.B17];[automo_v3.B23];[automo_v3.B29])" office:value-type="float" office:value="28990.645" calcext:value-type="float">
            <text:p>28990.645</text:p>
          </table:table-cell>
          <table:table-cell table:formula="of:=MEDIAN([automo_v3.C5];[automo_v3.C11];[automo_v3.C17];[automo_v3.C23];[automo_v3.C29])" office:value-type="float" office:value="123" calcext:value-type="float">
            <text:p>123</text:p>
          </table:table-cell>
          <table:table-cell table:formula="of:=MEDIAN([automo_v3.D5];[automo_v3.D11];[automo_v3.D17];[automo_v3.D23];[automo_v3.D29])" office:value-type="float" office:value="0.00423040971208519" calcext:value-type="float">
            <text:p>0.0042304097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automo_v3.B6];[automo_v3.B12];[automo_v3.B18];[automo_v3.B24];[automo_v3.B30])" office:value-type="float" office:value="4.809" calcext:value-type="float">
            <text:p>4.809</text:p>
          </table:table-cell>
          <table:table-cell table:formula="of:=MEDIAN([automo_v3.C6];[automo_v3.C12];[automo_v3.C18];[automo_v3.C24];[automo_v3.C30])" office:value-type="float" office:value="125" calcext:value-type="float">
            <text:p>125</text:p>
          </table:table-cell>
          <table:table-cell table:formula="of:=MEDIAN([automo_v3.D6];[automo_v3.D12];[automo_v3.D18];[automo_v3.D24];[automo_v3.D30])" office:value-type="float" office:value="25.9929299230609" calcext:value-type="float">
            <text:p>25.992929923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automo_v3.B5];[automo_v3.B11];[automo_v3.B17];[automo_v3.B23];[automo_v3.B29])" office:value-type="float" office:value="29133.426" calcext:value-type="float">
            <text:p>29133.426</text:p>
          </table:table-cell>
          <table:table-cell table:formula="of:=MAX([automo_v3.C5];[automo_v3.C11];[automo_v3.C17];[automo_v3.C23];[automo_v3.C29])" office:value-type="float" office:value="130" calcext:value-type="float">
            <text:p>130</text:p>
          </table:table-cell>
          <table:table-cell table:formula="of:=MAX([automo_v3.D5];[automo_v3.D11];[automo_v3.D17];[automo_v3.D23];[automo_v3.D29])" office:value-type="float" office:value="0.00450085843488049" calcext:value-type="float">
            <text:p>0.0045008584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automo_v3.B6];[automo_v3.B12];[automo_v3.B18];[automo_v3.B24];[automo_v3.B30])" office:value-type="float" office:value="5.113" calcext:value-type="float">
            <text:p>5.113</text:p>
          </table:table-cell>
          <table:table-cell table:formula="of:=MAX([automo_v3.C6];[automo_v3.C12];[automo_v3.C18];[automo_v3.C24];[automo_v3.C30])" office:value-type="float" office:value="125" calcext:value-type="float">
            <text:p>125</text:p>
          </table:table-cell>
          <table:table-cell table:formula="of:=MAX([automo_v3.D6];[automo_v3.D12];[automo_v3.D18];[automo_v3.D24];[automo_v3.D30])" office:value-type="float" office:value="28.6763019041064" calcext:value-type="float">
            <text:p>28.676301904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automo_v3.B5];[automo_v3.B11];[automo_v3.B17];[automo_v3.B23];[automo_v3.B29])" office:value-type="float" office:value="28851.219" calcext:value-type="float">
            <text:p>28851.219</text:p>
          </table:table-cell>
          <table:table-cell table:formula="of:=MIN([automo_v3.C5];[automo_v3.C11];[automo_v3.C17];[automo_v3.C23];[automo_v3.C29])" office:value-type="float" office:value="121" calcext:value-type="float">
            <text:p>121</text:p>
          </table:table-cell>
          <table:table-cell table:formula="of:=MIN([automo_v3.D5];[automo_v3.D11];[automo_v3.D17];[automo_v3.D23];[automo_v3.D29])" office:value-type="float" office:value="0.00417376019057182" calcext:value-type="float">
            <text:p>0.0041737602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automo_v3.B6];[automo_v3.B12];[automo_v3.B18];[automo_v3.B24];[automo_v3.B30])" office:value-type="float" office:value="4.359" calcext:value-type="float">
            <text:p>4.359</text:p>
          </table:table-cell>
          <table:table-cell table:formula="of:=MIN([automo_v3.C6];[automo_v3.C12];[automo_v3.C18];[automo_v3.C24];[automo_v3.C30])" office:value-type="float" office:value="125" calcext:value-type="float">
            <text:p>125</text:p>
          </table:table-cell>
          <table:table-cell table:formula="of:=MIN([automo_v3.D6];[automo_v3.D12];[automo_v3.D18];[automo_v3.D24];[automo_v3.D30])" office:value-type="float" office:value="24.4474867983571" calcext:value-type="float">
            <text:p>24.4474867984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automo_v3.B5]~[automo_v3.B11]~[automo_v3.B17]~[automo_v3.B23]~[automo_v3.B29]);1)" office:value-type="float" office:value="28883.379" calcext:value-type="float">
            <text:p>28883.379</text:p>
          </table:table-cell>
          <table:table-cell table:formula="of:=QUARTILE(([automo_v3.C5]~[automo_v3.C11]~[automo_v3.C17]~[automo_v3.C23]~[automo_v3.C29]);1)" office:value-type="float" office:value="122" calcext:value-type="float">
            <text:p>122</text:p>
          </table:table-cell>
          <table:table-cell table:formula="of:=QUARTILE(([automo_v3.D5]~[automo_v3.D11]~[automo_v3.D17]~[automo_v3.D23]~[automo_v3.D29]);1)" office:value-type="float" office:value="0.00422859082661291" calcext:value-type="float">
            <text:p>0.0042285908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automo_v3.B6]~[automo_v3.B12]~[automo_v3.B18]~[automo_v3.B24]~[automo_v3.B30]);1)" office:value-type="float" office:value="4.36" calcext:value-type="float">
            <text:p>4.36</text:p>
          </table:table-cell>
          <table:table-cell table:formula="of:=QUARTILE(([automo_v3.C6]~[automo_v3.C12]~[automo_v3.C18]~[automo_v3.C24]~[automo_v3.C30]);1)" office:value-type="float" office:value="125" calcext:value-type="float">
            <text:p>125</text:p>
          </table:table-cell>
          <table:table-cell table:formula="of:=QUARTILE(([automo_v3.D6]~[automo_v3.D12]~[automo_v3.D18]~[automo_v3.D24]~[automo_v3.D30]);1)" office:value-type="float" office:value="25.1914550584442" calcext:value-type="float">
            <text:p>25.1914550584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automo_v3.B5]~[automo_v3.B11]~[automo_v3.B17]~[automo_v3.B23]~[automo_v3.B29]);3)" office:value-type="float" office:value="29075.198" calcext:value-type="float">
            <text:p>29075.198</text:p>
          </table:table-cell>
          <table:table-cell table:formula="of:=QUARTILE(([automo_v3.C5]~[automo_v3.C11]~[automo_v3.C17]~[automo_v3.C23]~[automo_v3.C29]);3)" office:value-type="float" office:value="129" calcext:value-type="float">
            <text:p>129</text:p>
          </table:table-cell>
          <table:table-cell table:formula="of:=QUARTILE(([automo_v3.D5]~[automo_v3.D11]~[automo_v3.D17]~[automo_v3.D23]~[automo_v3.D29]);3)" office:value-type="float" office:value="0.00442790353595901" calcext:value-type="float">
            <text:p>0.0044279035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automo_v3.B6]~[automo_v3.B12]~[automo_v3.B18]~[automo_v3.B24]~[automo_v3.B30]);3)" office:value-type="float" office:value="4.962" calcext:value-type="float">
            <text:p>4.962</text:p>
          </table:table-cell>
          <table:table-cell table:formula="of:=QUARTILE(([automo_v3.C6]~[automo_v3.C12]~[automo_v3.C18]~[automo_v3.C24]~[automo_v3.C30]);3)" office:value-type="float" office:value="125" calcext:value-type="float">
            <text:p>125</text:p>
          </table:table-cell>
          <table:table-cell table:formula="of:=QUARTILE(([automo_v3.D6]~[automo_v3.D12]~[automo_v3.D18]~[automo_v3.D24]~[automo_v3.D30]);3)" office:value-type="float" office:value="28.6697247706422" calcext:value-type="float">
            <text:p>28.6697247706</text:p>
          </table:table-cell>
          <table:table-cell/>
        </table:table-row>
      </table:table>
      <table:table table:name="automo_v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office:value-type="float" office:value="28822.545" calcext:value-type="float">
            <text:p>28822.545</text:p>
          </table:table-cell>
          <table:table-cell office:value-type="float" office:value="129" calcext:value-type="float">
            <text:p>129</text:p>
          </table:table-cell>
          <table:table-cell table:formula="of:=[automo_v4.C5]/[automo_v4.B5]" office:value-type="float" office:value="0.0044756630616762" calcext:value-type="float">
            <text:p>0.0044756631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358" calcext:value-type="float">
            <text:p>4.358</text:p>
          </table:table-cell>
          <table:table-cell office:value-type="float" office:value="125" calcext:value-type="float">
            <text:p>125</text:p>
          </table:table-cell>
          <table:table-cell table:formula="of:=[automo_v4.C6]/[automo_v4.B6]" office:value-type="float" office:value="28.682882055989" calcext:value-type="float">
            <text:p>28.682882056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ncLing</text:p>
          </table:table-cell>
          <table:table-cell office:value-type="float" office:value="29083.538" calcext:value-type="float">
            <text:p>29083.538</text:p>
          </table:table-cell>
          <table:table-cell office:value-type="float" office:value="129" calcext:value-type="float">
            <text:p>129</text:p>
          </table:table-cell>
          <table:table-cell table:formula="of:=[automo_v4.C11]/[automo_v4.B11]" office:value-type="float" office:value="0.00443549887224862" calcext:value-type="float">
            <text:p>0.0044354989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359" calcext:value-type="float">
            <text:p>4.359</text:p>
          </table:table-cell>
          <table:table-cell office:value-type="float" office:value="125" calcext:value-type="float">
            <text:p>125</text:p>
          </table:table-cell>
          <table:table-cell table:formula="of:=[automo_v4.C12]/[automo_v4.B12]" office:value-type="float" office:value="28.6763019041064" calcext:value-type="float">
            <text:p>28.6763019041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3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ncLing</text:p>
          </table:table-cell>
          <table:table-cell office:value-type="float" office:value="28925.721" calcext:value-type="float">
            <text:p>28925.721</text:p>
          </table:table-cell>
          <table:table-cell office:value-type="float" office:value="120" calcext:value-type="float">
            <text:p>120</text:p>
          </table:table-cell>
          <table:table-cell table:formula="of:=[automo_v4.C17]/[automo_v4.B17]" office:value-type="float" office:value="0.00414855691928993" calcext:value-type="float">
            <text:p>0.0041485569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866" calcext:value-type="float">
            <text:p>4.866</text:p>
          </table:table-cell>
          <table:table-cell office:value-type="float" office:value="125" calcext:value-type="float">
            <text:p>125</text:p>
          </table:table-cell>
          <table:table-cell table:formula="of:=[automo_v4.C18]/[automo_v4.B18]" office:value-type="float" office:value="25.6884504726675" calcext:value-type="float">
            <text:p>25.6884504727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4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ncLing</text:p>
          </table:table-cell>
          <table:table-cell office:value-type="float" office:value="29149.855" calcext:value-type="float">
            <text:p>29149.855</text:p>
          </table:table-cell>
          <table:table-cell office:value-type="float" office:value="126" calcext:value-type="float">
            <text:p>126</text:p>
          </table:table-cell>
          <table:table-cell table:formula="of:=[automo_v4.C23]/[automo_v4.B23]" office:value-type="float" office:value="0.00432249148409143" calcext:value-type="float">
            <text:p>0.0043224915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.881" calcext:value-type="float">
            <text:p>4.881</text:p>
          </table:table-cell>
          <table:table-cell office:value-type="float" office:value="125" calcext:value-type="float">
            <text:p>125</text:p>
          </table:table-cell>
          <table:table-cell table:formula="of:=[automo_v4.C24]/[automo_v4.B24]" office:value-type="float" office:value="25.6095062487195" calcext:value-type="float">
            <text:p>25.6095062487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Run 5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ncLing</text:p>
          </table:table-cell>
          <table:table-cell office:value-type="float" office:value="28907.157" calcext:value-type="float">
            <text:p>28907.157</text:p>
          </table:table-cell>
          <table:table-cell office:value-type="float" office:value="122" calcext:value-type="float">
            <text:p>122</text:p>
          </table:table-cell>
          <table:table-cell table:formula="of:=[automo_v4.C29]/[automo_v4.B29]" office:value-type="float" office:value="0.00422040811554038" calcext:value-type="float">
            <text:p>0.0042204081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.409" calcext:value-type="float">
            <text:p>5.409</text:p>
          </table:table-cell>
          <table:table-cell office:value-type="float" office:value="125" calcext:value-type="float">
            <text:p>125</text:p>
          </table:table-cell>
          <table:table-cell table:formula="of:=[automo_v4.C30]/[automo_v4.B30]" office:value-type="float" office:value="23.1096320946571" calcext:value-type="float">
            <text:p>23.1096320947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AVERAGE([automo_v4.B5];[automo_v4.B11];[automo_v4.B17];[automo_v4.B23];[automo_v4.B29])" office:value-type="float" office:value="28977.7632" calcext:value-type="float">
            <text:p>28977.7632</text:p>
          </table:table-cell>
          <table:table-cell table:formula="of:=AVERAGE([automo_v4.C5];[automo_v4.C11];[automo_v4.C17];[automo_v4.C23];[automo_v4.C29])" office:value-type="float" office:value="125.2" calcext:value-type="float">
            <text:p>125.2</text:p>
          </table:table-cell>
          <table:table-cell table:formula="of:=AVERAGE([automo_v4.D5];[automo_v4.D11];[automo_v4.D17];[automo_v4.D23];[automo_v4.D29])" office:value-type="float" office:value="0.00432052369056931" calcext:value-type="float">
            <text:p>0.0043205237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AVERAGE([automo_v4.B6];[automo_v4.B12];[automo_v4.B18];[automo_v4.B24];[automo_v4.B30])" office:value-type="float" office:value="4.7746" calcext:value-type="float">
            <text:p>4.7746</text:p>
          </table:table-cell>
          <table:table-cell table:formula="of:=AVERAGE([automo_v4.C6];[automo_v4.C12];[automo_v4.C18];[automo_v4.C24];[automo_v4.C30])" office:value-type="float" office:value="125" calcext:value-type="float">
            <text:p>125</text:p>
          </table:table-cell>
          <table:table-cell table:formula="of:=AVERAGE([automo_v4.D6];[automo_v4.D12];[automo_v4.D18];[automo_v4.D24];[automo_v4.D30])" office:value-type="float" office:value="26.3533545552279" calcext:value-type="float">
            <text:p>26.3533545552</text:p>
          </table:table-cell>
          <table:table-cell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automo_v4.B5]; [automo_v4.B11])" office:value-type="float" office:value="184.549920142222" calcext:value-type="float">
            <text:p>184.5499201422</text:p>
          </table:table-cell>
          <table:table-cell table:formula="of:=STDEVA([automo_v4.C5]; [automo_v4.C11])" office:value-type="float" office:value="0" calcext:value-type="float">
            <text:p>0</text:p>
          </table:table-cell>
          <table:table-cell table:formula="of:=STDEVA([automo_v4.D5]; [automo_v4.D11])" office:value-type="float" office:value="0.0000284003707050992" calcext:value-type="float">
            <text:p>2.84003707050992E-05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automo_v4.B6]; [automo_v4.B12])" office:value-type="float" office:value="0.000707106781186784" calcext:value-type="float">
            <text:p>0.0007071068</text:p>
          </table:table-cell>
          <table:table-cell table:formula="of:=STDEVA([automo_v4.C6]; [automo_v4.C12])" office:value-type="float" office:value="0" calcext:value-type="float">
            <text:p>0</text:p>
          </table:table-cell>
          <table:table-cell table:formula="of:=STDEVA([automo_v4.D6]; [automo_v4.D12])" office:value-type="float" office:value="0.00465287001738265" calcext:value-type="float">
            <text:p>0.0046528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automo_v4.B5];[automo_v4.B11];[automo_v4.B17];[automo_v4.B23];[automo_v4.B29])" office:value-type="float" office:value="28925.721" calcext:value-type="float">
            <text:p>28925.721</text:p>
          </table:table-cell>
          <table:table-cell table:formula="of:=MEDIAN([automo_v4.C5];[automo_v4.C11];[automo_v4.C17];[automo_v4.C23];[automo_v4.C29])" office:value-type="float" office:value="126" calcext:value-type="float">
            <text:p>126</text:p>
          </table:table-cell>
          <table:table-cell table:formula="of:=MEDIAN([automo_v4.D5];[automo_v4.D11];[automo_v4.D17];[automo_v4.D23];[automo_v4.D29])" office:value-type="float" office:value="0.00432249148409143" calcext:value-type="float">
            <text:p>0.0043224915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automo_v4.B6];[automo_v4.B12];[automo_v4.B18];[automo_v4.B24];[automo_v4.B30])" office:value-type="float" office:value="4.866" calcext:value-type="float">
            <text:p>4.866</text:p>
          </table:table-cell>
          <table:table-cell table:formula="of:=MEDIAN([automo_v4.C6];[automo_v4.C12];[automo_v4.C18];[automo_v4.C24];[automo_v4.C30])" office:value-type="float" office:value="125" calcext:value-type="float">
            <text:p>125</text:p>
          </table:table-cell>
          <table:table-cell table:formula="of:=MEDIAN([automo_v4.D6];[automo_v4.D12];[automo_v4.D18];[automo_v4.D24];[automo_v4.D30])" office:value-type="float" office:value="25.6884504726675" calcext:value-type="float">
            <text:p>25.688450472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automo_v4.B5];[automo_v4.B11];[automo_v4.B17];[automo_v4.B23];[automo_v4.B29])" office:value-type="float" office:value="29149.855" calcext:value-type="float">
            <text:p>29149.855</text:p>
          </table:table-cell>
          <table:table-cell table:formula="of:=MAX([automo_v4.C5];[automo_v4.C11];[automo_v4.C17];[automo_v4.C23];[automo_v4.C29])" office:value-type="float" office:value="129" calcext:value-type="float">
            <text:p>129</text:p>
          </table:table-cell>
          <table:table-cell table:formula="of:=MAX([automo_v4.D5];[automo_v4.D11];[automo_v4.D17];[automo_v4.D23];[automo_v4.D29])" office:value-type="float" office:value="0.0044756630616762" calcext:value-type="float">
            <text:p>0.0044756631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automo_v4.B6];[automo_v4.B12];[automo_v4.B18];[automo_v4.B24];[automo_v4.B30])" office:value-type="float" office:value="5.409" calcext:value-type="float">
            <text:p>5.409</text:p>
          </table:table-cell>
          <table:table-cell table:formula="of:=MAX([automo_v4.C6];[automo_v4.C12];[automo_v4.C18];[automo_v4.C24];[automo_v4.C30])" office:value-type="float" office:value="125" calcext:value-type="float">
            <text:p>125</text:p>
          </table:table-cell>
          <table:table-cell table:formula="of:=MAX([automo_v4.D6];[automo_v4.D12];[automo_v4.D18];[automo_v4.D24];[automo_v4.D30])" office:value-type="float" office:value="28.682882055989" calcext:value-type="float">
            <text:p>28.68288205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automo_v4.B5];[automo_v4.B11];[automo_v4.B17];[automo_v4.B23];[automo_v4.B29])" office:value-type="float" office:value="28822.545" calcext:value-type="float">
            <text:p>28822.545</text:p>
          </table:table-cell>
          <table:table-cell table:formula="of:=MIN([automo_v4.C5];[automo_v4.C11];[automo_v4.C17];[automo_v4.C23];[automo_v4.C29])" office:value-type="float" office:value="120" calcext:value-type="float">
            <text:p>120</text:p>
          </table:table-cell>
          <table:table-cell table:formula="of:=MIN([automo_v4.D5];[automo_v4.D11];[automo_v4.D17];[automo_v4.D23];[automo_v4.D29])" office:value-type="float" office:value="0.00414855691928993" calcext:value-type="float">
            <text:p>0.0041485569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automo_v4.B6];[automo_v4.B12];[automo_v4.B18];[automo_v4.B24];[automo_v4.B30])" office:value-type="float" office:value="4.358" calcext:value-type="float">
            <text:p>4.358</text:p>
          </table:table-cell>
          <table:table-cell table:formula="of:=MIN([automo_v4.C6];[automo_v4.C12];[automo_v4.C18];[automo_v4.C24];[automo_v4.C30])" office:value-type="float" office:value="125" calcext:value-type="float">
            <text:p>125</text:p>
          </table:table-cell>
          <table:table-cell table:formula="of:=MIN([automo_v4.D6];[automo_v4.D12];[automo_v4.D18];[automo_v4.D24];[automo_v4.D30])" office:value-type="float" office:value="23.1096320946571" calcext:value-type="float">
            <text:p>23.109632094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automo_v4.B5]~[automo_v4.B11]~[automo_v4.B17]~[automo_v4.B23]~[automo_v4.B29]);1)" office:value-type="float" office:value="28907.157" calcext:value-type="float">
            <text:p>28907.157</text:p>
          </table:table-cell>
          <table:table-cell table:formula="of:=QUARTILE(([automo_v4.C5]~[automo_v4.C11]~[automo_v4.C17]~[automo_v4.C23]~[automo_v4.C29]);1)" office:value-type="float" office:value="122" calcext:value-type="float">
            <text:p>122</text:p>
          </table:table-cell>
          <table:table-cell table:formula="of:=QUARTILE(([automo_v4.D5]~[automo_v4.D11]~[automo_v4.D17]~[automo_v4.D23]~[automo_v4.D29]);1)" office:value-type="float" office:value="0.00422040811554038" calcext:value-type="float">
            <text:p>0.0042204081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automo_v4.B6]~[automo_v4.B12]~[automo_v4.B18]~[automo_v4.B24]~[automo_v4.B30]);1)" office:value-type="float" office:value="4.359" calcext:value-type="float">
            <text:p>4.359</text:p>
          </table:table-cell>
          <table:table-cell table:formula="of:=QUARTILE(([automo_v4.C6]~[automo_v4.C12]~[automo_v4.C18]~[automo_v4.C24]~[automo_v4.C30]);1)" office:value-type="float" office:value="125" calcext:value-type="float">
            <text:p>125</text:p>
          </table:table-cell>
          <table:table-cell table:formula="of:=QUARTILE(([automo_v4.D6]~[automo_v4.D12]~[automo_v4.D18]~[automo_v4.D24]~[automo_v4.D30]);1)" office:value-type="float" office:value="25.6095062487195" calcext:value-type="float">
            <text:p>25.609506248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IC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automo_v4.B5]~[automo_v4.B11]~[automo_v4.B17]~[automo_v4.B23]~[automo_v4.B29]);3)" office:value-type="float" office:value="29083.538" calcext:value-type="float">
            <text:p>29083.538</text:p>
          </table:table-cell>
          <table:table-cell table:formula="of:=QUARTILE(([automo_v4.C5]~[automo_v4.C11]~[automo_v4.C17]~[automo_v4.C23]~[automo_v4.C29]);3)" office:value-type="float" office:value="129" calcext:value-type="float">
            <text:p>129</text:p>
          </table:table-cell>
          <table:table-cell table:formula="of:=QUARTILE(([automo_v4.D5]~[automo_v4.D11]~[automo_v4.D17]~[automo_v4.D23]~[automo_v4.D29]);3)" office:value-type="float" office:value="0.00443549887224862" calcext:value-type="float">
            <text:p>0.0044354989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automo_v4.B6]~[automo_v4.B12]~[automo_v4.B18]~[automo_v4.B24]~[automo_v4.B30]);3)" office:value-type="float" office:value="4.881" calcext:value-type="float">
            <text:p>4.881</text:p>
          </table:table-cell>
          <table:table-cell table:formula="of:=QUARTILE(([automo_v4.C6]~[automo_v4.C12]~[automo_v4.C18]~[automo_v4.C24]~[automo_v4.C30]);3)" office:value-type="float" office:value="125" calcext:value-type="float">
            <text:p>125</text:p>
          </table:table-cell>
          <table:table-cell table:formula="of:=QUARTILE(([automo_v4.D6]~[automo_v4.D12]~[automo_v4.D18]~[automo_v4.D24]~[automo_v4.D30]);3)" office:value-type="float" office:value="28.6763019041064" calcext:value-type="float">
            <text:p>28.6763019041</text:p>
          </table:table-cell>
          <table:table-cell/>
        </table:table-row>
      </table:table>
      <table:table table:name="automo_PreservativeSamplin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Preanalysis in s</text:p>
          </table:table-cell>
          <table:table-cell table:style-name="ce1" office:value-type="string" calcext:value-type="string">
            <text:p>Runtime IncLing in s</text:p>
          </table:table-cell>
          <table:table-cell table:style-name="ce1" office:value-type="string" calcext:value-type="string">
            <text:p>Runtime total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Newly Calcualted Configurations</text:p>
          </table:table-cell>
          <table:table-cell table:style-name="ce1" office:value-type="string" calcext:value-type="string">
            <text:p>Efficiency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Run 1 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7.454" calcext:value-type="float">
            <text:p>17.454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3]+[automo_PreservativeSampling.C3]" office:value-type="float" office:value="28817.454" calcext:value-type="float">
            <text:p>28817.454</text:p>
          </table:table-cell>
          <table:table-cell office:value-type="float" office:value="177" calcext:value-type="float">
            <text:p>177</text:p>
          </table:table-cell>
          <table:table-cell table:formula="of:=[automo_PreservativeSampling.E3]" office:value-type="float" office:value="177" calcext:value-type="float">
            <text:p>177</text:p>
          </table:table-cell>
          <table:table-cell table:formula="of:=[automo_PreservativeSampling.E3]/[automo_PreservativeSampling.D3]" office:value-type="float" office:value="0.00614211095817139" calcext:value-type="float">
            <text:p>0.006142111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20.533" calcext:value-type="float">
            <text:p>220.533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4]+[automo_PreservativeSampling.C4]" office:value-type="float" office:value="29020.533" calcext:value-type="float">
            <text:p>29020.533</text:p>
          </table:table-cell>
          <table:table-cell office:value-type="float" office:value="128" calcext:value-type="float">
            <text:p>128</text:p>
          </table:table-cell>
          <table:table-cell table:formula="of:=[automo_PreservativeSampling.E4]" office:value-type="float" office:value="128" calcext:value-type="float">
            <text:p>128</text:p>
          </table:table-cell>
          <table:table-cell table:formula="of:=[automo_PreservativeSampling.E4]/[automo_PreservativeSampling.D4]" office:value-type="float" office:value="0.00441067019685683" calcext:value-type="float">
            <text:p>0.0044106702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0.553" calcext:value-type="float">
            <text:p>120.553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5]+[automo_PreservativeSampling.C5]" office:value-type="float" office:value="28920.553" calcext:value-type="float">
            <text:p>28920.553</text:p>
          </table:table-cell>
          <table:table-cell office:value-type="float" office:value="133" calcext:value-type="float">
            <text:p>133</text:p>
          </table:table-cell>
          <table:table-cell table:formula="of:=[automo_PreservativeSampling.E5]" office:value-type="float" office:value="133" calcext:value-type="float">
            <text:p>133</text:p>
          </table:table-cell>
          <table:table-cell table:formula="of:=[automo_PreservativeSampling.E5]/[automo_PreservativeSampling.D5]" office:value-type="float" office:value="0.00459880556225879" calcext:value-type="float">
            <text:p>0.0045988056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21.158" calcext:value-type="float">
            <text:p>121.158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6]+[automo_PreservativeSampling.C6]" office:value-type="float" office:value="28921.158" calcext:value-type="float">
            <text:p>28921.158</text:p>
          </table:table-cell>
          <table:table-cell office:value-type="float" office:value="130" calcext:value-type="float">
            <text:p>130</text:p>
          </table:table-cell>
          <table:table-cell table:formula="of:=[automo_PreservativeSampling.E6]" office:value-type="float" office:value="130" calcext:value-type="float">
            <text:p>130</text:p>
          </table:table-cell>
          <table:table-cell table:formula="of:=[automo_PreservativeSampling.E6]/[automo_PreservativeSampling.D6]" office:value-type="float" office:value="0.00449497907379781" calcext:value-type="float">
            <text:p>0.004494979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automo_PreservativeSampling.B3:.B6])" office:value-type="float" office:value="479.698" calcext:value-type="float">
            <text:p>479.698</text:p>
          </table:table-cell>
          <table:table-cell table:formula="of:=SUM([automo_PreservativeSampling.C3:.C6])" office:value-type="float" office:value="115200" calcext:value-type="float">
            <text:p>115200</text:p>
          </table:table-cell>
          <table:table-cell table:formula="of:=SUM([automo_PreservativeSampling.D3:.D6])" office:value-type="float" office:value="115679.698" calcext:value-type="float">
            <text:p>115679.698</text:p>
          </table:table-cell>
          <table:table-cell table:formula="of:=SUM([automo_PreservativeSampling.E3:.E6])" office:value-type="float" office:value="568" calcext:value-type="float">
            <text:p>568</text:p>
          </table:table-cell>
          <table:table-cell table:formula="of:=[automo_PreservativeSampling.E7]" office:value-type="float" office:value="568" calcext:value-type="float">
            <text:p>568</text:p>
          </table:table-cell>
          <table:table-cell table:formula="of:=[automo_PreservativeSampling.E7]/[automo_PreservativeSampling.D7]" office:value-type="float" office:value="0.00491010963738858" calcext:value-type="float">
            <text:p>0.004910109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Run 2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8.996" calcext:value-type="float">
            <text:p>18.996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9]+[automo_PreservativeSampling.C9]" office:value-type="float" office:value="28818.996" calcext:value-type="float">
            <text:p>28818.996</text:p>
          </table:table-cell>
          <table:table-cell office:value-type="float" office:value="177" calcext:value-type="float">
            <text:p>177</text:p>
          </table:table-cell>
          <table:table-cell table:formula="of:=[automo_PreservativeSampling.E9]" office:value-type="float" office:value="177" calcext:value-type="float">
            <text:p>177</text:p>
          </table:table-cell>
          <table:table-cell table:formula="of:=[automo_PreservativeSampling.E9]/[automo_PreservativeSampling.D9]" office:value-type="float" office:value="0.00614178231608069" calcext:value-type="float">
            <text:p>0.0061417823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08.233" calcext:value-type="float">
            <text:p>208.233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10]+[automo_PreservativeSampling.C10]" office:value-type="float" office:value="29008.233" calcext:value-type="float">
            <text:p>29008.233</text:p>
          </table:table-cell>
          <table:table-cell office:value-type="float" office:value="128" calcext:value-type="float">
            <text:p>128</text:p>
          </table:table-cell>
          <table:table-cell table:formula="of:=[automo_PreservativeSampling.E10]" office:value-type="float" office:value="128" calcext:value-type="float">
            <text:p>128</text:p>
          </table:table-cell>
          <table:table-cell table:formula="of:=[automo_PreservativeSampling.E10]/[automo_PreservativeSampling.D10]" office:value-type="float" office:value="0.00441254039844481" calcext:value-type="float">
            <text:p>0.0044125404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18.021" calcext:value-type="float">
            <text:p>118.021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11]+[automo_PreservativeSampling.C11]" office:value-type="float" office:value="28918.021" calcext:value-type="float">
            <text:p>28918.021</text:p>
          </table:table-cell>
          <table:table-cell office:value-type="float" office:value="133" calcext:value-type="float">
            <text:p>133</text:p>
          </table:table-cell>
          <table:table-cell table:formula="of:=[automo_PreservativeSampling.E11]" office:value-type="float" office:value="133" calcext:value-type="float">
            <text:p>133</text:p>
          </table:table-cell>
          <table:table-cell table:formula="of:=[automo_PreservativeSampling.E11]/[automo_PreservativeSampling.D11]" office:value-type="float" office:value="0.00459920822382694" calcext:value-type="float">
            <text:p>0.0045992082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14.534" calcext:value-type="float">
            <text:p>114.534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12]+[automo_PreservativeSampling.C12]" office:value-type="float" office:value="28914.534" calcext:value-type="float">
            <text:p>28914.534</text:p>
          </table:table-cell>
          <table:table-cell office:value-type="float" office:value="130" calcext:value-type="float">
            <text:p>130</text:p>
          </table:table-cell>
          <table:table-cell table:formula="of:=[automo_PreservativeSampling.E12]" office:value-type="float" office:value="130" calcext:value-type="float">
            <text:p>130</text:p>
          </table:table-cell>
          <table:table-cell table:formula="of:=[automo_PreservativeSampling.E12]/[automo_PreservativeSampling.D12]" office:value-type="float" office:value="0.00449600882379775" calcext:value-type="float">
            <text:p>0.0044960088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automo_PreservativeSampling.B9:.B12])" office:value-type="float" office:value="459.784" calcext:value-type="float">
            <text:p>459.784</text:p>
          </table:table-cell>
          <table:table-cell table:formula="of:=SUM([automo_PreservativeSampling.C9:.C12])" office:value-type="float" office:value="115200" calcext:value-type="float">
            <text:p>115200</text:p>
          </table:table-cell>
          <table:table-cell table:formula="of:=SUM([automo_PreservativeSampling.D9:.D12])" office:value-type="float" office:value="115659.784" calcext:value-type="float">
            <text:p>115659.784</text:p>
          </table:table-cell>
          <table:table-cell table:formula="of:=SUM([automo_PreservativeSampling.E9:.E12])" office:value-type="float" office:value="568" calcext:value-type="float">
            <text:p>568</text:p>
          </table:table-cell>
          <table:table-cell table:formula="of:=[automo_PreservativeSampling.E13]" office:value-type="float" office:value="568" calcext:value-type="float">
            <text:p>568</text:p>
          </table:table-cell>
          <table:table-cell table:formula="of:=[automo_PreservativeSampling.E13]/[automo_PreservativeSampling.D13]" office:value-type="float" office:value="0.00491095504726172" calcext:value-type="float">
            <text:p>0.004910955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Run 3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9.112" calcext:value-type="float">
            <text:p>19.112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15]+[automo_PreservativeSampling.C15]" office:value-type="float" office:value="28819.112" calcext:value-type="float">
            <text:p>28819.112</text:p>
          </table:table-cell>
          <table:table-cell office:value-type="float" office:value="177" calcext:value-type="float">
            <text:p>177</text:p>
          </table:table-cell>
          <table:table-cell table:formula="of:=[automo_PreservativeSampling.E15]" office:value-type="float" office:value="177" calcext:value-type="float">
            <text:p>177</text:p>
          </table:table-cell>
          <table:table-cell table:formula="of:=[automo_PreservativeSampling.E15]/[automo_PreservativeSampling.D15]" office:value-type="float" office:value="0.00614175759475171" calcext:value-type="float">
            <text:p>0.0061417576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28.396" calcext:value-type="float">
            <text:p>228.396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16]+[automo_PreservativeSampling.C16]" office:value-type="float" office:value="29028.396" calcext:value-type="float">
            <text:p>29028.396</text:p>
          </table:table-cell>
          <table:table-cell office:value-type="float" office:value="128" calcext:value-type="float">
            <text:p>128</text:p>
          </table:table-cell>
          <table:table-cell table:formula="of:=[automo_PreservativeSampling.E16]" office:value-type="float" office:value="128" calcext:value-type="float">
            <text:p>128</text:p>
          </table:table-cell>
          <table:table-cell table:formula="of:=[automo_PreservativeSampling.E16]/[automo_PreservativeSampling.D16]" office:value-type="float" office:value="0.00440947546671197" calcext:value-type="float">
            <text:p>0.0044094755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30.111" calcext:value-type="float">
            <text:p>130.111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17]+[automo_PreservativeSampling.C17]" office:value-type="float" office:value="28930.111" calcext:value-type="float">
            <text:p>28930.111</text:p>
          </table:table-cell>
          <table:table-cell office:value-type="float" office:value="133" calcext:value-type="float">
            <text:p>133</text:p>
          </table:table-cell>
          <table:table-cell table:formula="of:=[automo_PreservativeSampling.E17]" office:value-type="float" office:value="133" calcext:value-type="float">
            <text:p>133</text:p>
          </table:table-cell>
          <table:table-cell table:formula="of:=[automo_PreservativeSampling.E17]/[automo_PreservativeSampling.D17]" office:value-type="float" office:value="0.00459728619776122" calcext:value-type="float">
            <text:p>0.0045972862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29.241" calcext:value-type="float">
            <text:p>129.241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18]+[automo_PreservativeSampling.C18]" office:value-type="float" office:value="28929.241" calcext:value-type="float">
            <text:p>28929.241</text:p>
          </table:table-cell>
          <table:table-cell office:value-type="float" office:value="130" calcext:value-type="float">
            <text:p>130</text:p>
          </table:table-cell>
          <table:table-cell table:formula="of:=[automo_PreservativeSampling.E18]" office:value-type="float" office:value="130" calcext:value-type="float">
            <text:p>130</text:p>
          </table:table-cell>
          <table:table-cell table:formula="of:=[automo_PreservativeSampling.E18]/[automo_PreservativeSampling.D18]" office:value-type="float" office:value="0.00449372315022022" calcext:value-type="float">
            <text:p>0.0044937232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automo_PreservativeSampling.B15:.B18])" office:value-type="float" office:value="506.86" calcext:value-type="float">
            <text:p>506.86</text:p>
          </table:table-cell>
          <table:table-cell table:formula="of:=SUM([automo_PreservativeSampling.C15:.C18])" office:value-type="float" office:value="115200" calcext:value-type="float">
            <text:p>115200</text:p>
          </table:table-cell>
          <table:table-cell table:formula="of:=SUM([automo_PreservativeSampling.D15:.D18])" office:value-type="float" office:value="115706.86" calcext:value-type="float">
            <text:p>115706.86</text:p>
          </table:table-cell>
          <table:table-cell table:formula="of:=SUM([automo_PreservativeSampling.E15:.E18])" office:value-type="float" office:value="568" calcext:value-type="float">
            <text:p>568</text:p>
          </table:table-cell>
          <table:table-cell table:formula="of:=[automo_PreservativeSampling.E19]" office:value-type="float" office:value="568" calcext:value-type="float">
            <text:p>568</text:p>
          </table:table-cell>
          <table:table-cell table:formula="of:=[automo_PreservativeSampling.E19]/[automo_PreservativeSampling.D19]" office:value-type="float" office:value="0.00490895699701815" calcext:value-type="float">
            <text:p>0.00490895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Run 4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7.001" calcext:value-type="float">
            <text:p>17.001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21]+[automo_PreservativeSampling.C21]" office:value-type="float" office:value="28817.001" calcext:value-type="float">
            <text:p>28817.001</text:p>
          </table:table-cell>
          <table:table-cell office:value-type="float" office:value="177" calcext:value-type="float">
            <text:p>177</text:p>
          </table:table-cell>
          <table:table-cell table:formula="of:=[automo_PreservativeSampling.E21]" office:value-type="float" office:value="177" calcext:value-type="float">
            <text:p>177</text:p>
          </table:table-cell>
          <table:table-cell table:formula="of:=[automo_PreservativeSampling.E21]/[automo_PreservativeSampling.D21]" office:value-type="float" office:value="0.00614220751146172" calcext:value-type="float">
            <text:p>0.0061422075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18.545" calcext:value-type="float">
            <text:p>218.545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22]+[automo_PreservativeSampling.C22]" office:value-type="float" office:value="29018.545" calcext:value-type="float">
            <text:p>29018.545</text:p>
          </table:table-cell>
          <table:table-cell office:value-type="float" office:value="128" calcext:value-type="float">
            <text:p>128</text:p>
          </table:table-cell>
          <table:table-cell table:formula="of:=[automo_PreservativeSampling.E22]" office:value-type="float" office:value="128" calcext:value-type="float">
            <text:p>128</text:p>
          </table:table-cell>
          <table:table-cell table:formula="of:=[automo_PreservativeSampling.E22]/[automo_PreservativeSampling.D22]" office:value-type="float" office:value="0.00441097236267359" calcext:value-type="float">
            <text:p>0.0044109724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19.202" calcext:value-type="float">
            <text:p>119.202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23]+[automo_PreservativeSampling.C23]" office:value-type="float" office:value="28919.202" calcext:value-type="float">
            <text:p>28919.202</text:p>
          </table:table-cell>
          <table:table-cell office:value-type="float" office:value="133" calcext:value-type="float">
            <text:p>133</text:p>
          </table:table-cell>
          <table:table-cell table:formula="of:=[automo_PreservativeSampling.E23]" office:value-type="float" office:value="133" calcext:value-type="float">
            <text:p>133</text:p>
          </table:table-cell>
          <table:table-cell table:formula="of:=[automo_PreservativeSampling.E23]/[automo_PreservativeSampling.D23]" office:value-type="float" office:value="0.00459902040173861" calcext:value-type="float">
            <text:p>0.0045990204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20.003" calcext:value-type="float">
            <text:p>120.003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24]+[automo_PreservativeSampling.C24]" office:value-type="float" office:value="28920.003" calcext:value-type="float">
            <text:p>28920.003</text:p>
          </table:table-cell>
          <table:table-cell office:value-type="float" office:value="130" calcext:value-type="float">
            <text:p>130</text:p>
          </table:table-cell>
          <table:table-cell table:formula="of:=[automo_PreservativeSampling.E24]" office:value-type="float" office:value="130" calcext:value-type="float">
            <text:p>130</text:p>
          </table:table-cell>
          <table:table-cell table:formula="of:=[automo_PreservativeSampling.E24]/[automo_PreservativeSampling.D24]" office:value-type="float" office:value="0.00449515859317165" calcext:value-type="float">
            <text:p>0.0044951586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automo_PreservativeSampling.B21:.B24])" office:value-type="float" office:value="474.751" calcext:value-type="float">
            <text:p>474.751</text:p>
          </table:table-cell>
          <table:table-cell table:formula="of:=SUM([automo_PreservativeSampling.C21:.C24])" office:value-type="float" office:value="115200" calcext:value-type="float">
            <text:p>115200</text:p>
          </table:table-cell>
          <table:table-cell table:formula="of:=SUM([automo_PreservativeSampling.D21:.D24])" office:value-type="float" office:value="115674.751" calcext:value-type="float">
            <text:p>115674.751</text:p>
          </table:table-cell>
          <table:table-cell table:formula="of:=SUM([automo_PreservativeSampling.E21:.E24])" office:value-type="float" office:value="568" calcext:value-type="float">
            <text:p>568</text:p>
          </table:table-cell>
          <table:table-cell table:formula="of:=[automo_PreservativeSampling.E25]" office:value-type="float" office:value="568" calcext:value-type="float">
            <text:p>568</text:p>
          </table:table-cell>
          <table:table-cell table:formula="of:=[automo_PreservativeSampling.E25]/[automo_PreservativeSampling.D25]" office:value-type="float" office:value="0.00491031962541246" calcext:value-type="float">
            <text:p>0.004910319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Run 5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6.321" calcext:value-type="float">
            <text:p>16.321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27]+[automo_PreservativeSampling.C27]" office:value-type="float" office:value="28816.321" calcext:value-type="float">
            <text:p>28816.321</text:p>
          </table:table-cell>
          <table:table-cell office:value-type="float" office:value="177" calcext:value-type="float">
            <text:p>177</text:p>
          </table:table-cell>
          <table:table-cell table:formula="of:=[automo_PreservativeSampling.E27]" office:value-type="float" office:value="177" calcext:value-type="float">
            <text:p>177</text:p>
          </table:table-cell>
          <table:table-cell table:formula="of:=[automo_PreservativeSampling.E27]/[automo_PreservativeSampling.D27]" office:value-type="float" office:value="0.0061423524536668" calcext:value-type="float">
            <text:p>0.0061423525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15.963" calcext:value-type="float">
            <text:p>215.963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28]+[automo_PreservativeSampling.C28]" office:value-type="float" office:value="29015.963" calcext:value-type="float">
            <text:p>29015.963</text:p>
          </table:table-cell>
          <table:table-cell office:value-type="float" office:value="128" calcext:value-type="float">
            <text:p>128</text:p>
          </table:table-cell>
          <table:table-cell table:formula="of:=[automo_PreservativeSampling.E28]" office:value-type="float" office:value="128" calcext:value-type="float">
            <text:p>128</text:p>
          </table:table-cell>
          <table:table-cell table:formula="of:=[automo_PreservativeSampling.E28]/[automo_PreservativeSampling.D28]" office:value-type="float" office:value="0.00441136487525849" calcext:value-type="float">
            <text:p>0.0044113649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17.944" calcext:value-type="float">
            <text:p>117.944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29]+[automo_PreservativeSampling.C29]" office:value-type="float" office:value="28917.944" calcext:value-type="float">
            <text:p>28917.944</text:p>
          </table:table-cell>
          <table:table-cell office:value-type="float" office:value="133" calcext:value-type="float">
            <text:p>133</text:p>
          </table:table-cell>
          <table:table-cell table:formula="of:=[automo_PreservativeSampling.E29]" office:value-type="float" office:value="133" calcext:value-type="float">
            <text:p>133</text:p>
          </table:table-cell>
          <table:table-cell table:formula="of:=[automo_PreservativeSampling.E29]/[automo_PreservativeSampling.D29]" office:value-type="float" office:value="0.00459922047016897" calcext:value-type="float">
            <text:p>0.0045992205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18.996" calcext:value-type="float">
            <text:p>118.996</text:p>
          </table:table-cell>
          <table:table-cell office:value-type="float" office:value="28800" calcext:value-type="float">
            <text:p>28800</text:p>
          </table:table-cell>
          <table:table-cell table:formula="of:=[automo_PreservativeSampling.B30]+[automo_PreservativeSampling.C30]" office:value-type="float" office:value="28918.996" calcext:value-type="float">
            <text:p>28918.996</text:p>
          </table:table-cell>
          <table:table-cell office:value-type="float" office:value="130" calcext:value-type="float">
            <text:p>130</text:p>
          </table:table-cell>
          <table:table-cell table:formula="of:=[automo_PreservativeSampling.E30]" office:value-type="float" office:value="130" calcext:value-type="float">
            <text:p>130</text:p>
          </table:table-cell>
          <table:table-cell table:formula="of:=[automo_PreservativeSampling.E30]/[automo_PreservativeSampling.D30]" office:value-type="float" office:value="0.00449531512089839" calcext:value-type="float">
            <text:p>0.004495315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automo_PreservativeSampling.B27:.B30])" office:value-type="float" office:value="469.224" calcext:value-type="float">
            <text:p>469.224</text:p>
          </table:table-cell>
          <table:table-cell table:formula="of:=SUM([automo_PreservativeSampling.C27:.C30])" office:value-type="float" office:value="115200" calcext:value-type="float">
            <text:p>115200</text:p>
          </table:table-cell>
          <table:table-cell table:formula="of:=SUM([automo_PreservativeSampling.D27:.D30])" office:value-type="float" office:value="115669.224" calcext:value-type="float">
            <text:p>115669.224</text:p>
          </table:table-cell>
          <table:table-cell table:formula="of:=SUM([automo_PreservativeSampling.E27:.E30])" office:value-type="float" office:value="568" calcext:value-type="float">
            <text:p>568</text:p>
          </table:table-cell>
          <table:table-cell table:formula="of:=[automo_PreservativeSampling.E31]" office:value-type="float" office:value="568" calcext:value-type="float">
            <text:p>568</text:p>
          </table:table-cell>
          <table:table-cell table:formula="of:=[automo_PreservativeSampling.E31]/[automo_PreservativeSampling.D31]" office:value-type="float" office:value="0.00491055425425868" calcext:value-type="float">
            <text:p>0.004910554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Mean</text:p>
          </table:table-cell>
          <table:covered-table-cell table:style-name="ce2"/>
          <table:covered-table-cell table:number-columns-repeated="5"/>
          <table:table-cell table:style-name="ce3"/>
        </table:table-row>
        <table:table-row table:style-name="ro1">
          <table:table-cell office:value-type="string" calcext:value-type="string">
            <text:p>V1</text:p>
          </table:table-cell>
          <table:table-cell table:formula="of:=SUM([automo_PreservativeSampling.B3];[automo_PreservativeSampling.B9];[automo_PreservativeSampling.B15];[automo_PreservativeSampling.B21];[automo_PreservativeSampling.B27])/5" office:value-type="float" office:value="17.7768" calcext:value-type="float">
            <text:p>17.7768</text:p>
          </table:table-cell>
          <table:table-cell table:formula="of:=SUM([automo_PreservativeSampling.C3];[automo_PreservativeSampling.C9];[automo_PreservativeSampling.C15];[automo_PreservativeSampling.C21];[automo_PreservativeSampling.C27])/5" office:value-type="float" office:value="28800" calcext:value-type="float">
            <text:p>28800</text:p>
          </table:table-cell>
          <table:table-cell table:formula="of:=SUM([automo_PreservativeSampling.D3];[automo_PreservativeSampling.D9];[automo_PreservativeSampling.D15];[automo_PreservativeSampling.D21];[automo_PreservativeSampling.D27])/5" office:value-type="float" office:value="28817.7768" calcext:value-type="float">
            <text:p>28817.7768</text:p>
          </table:table-cell>
          <table:table-cell table:formula="of:=SUM([automo_PreservativeSampling.E3];[automo_PreservativeSampling.E9];[automo_PreservativeSampling.E15];[automo_PreservativeSampling.E21];[automo_PreservativeSampling.E27])/5" office:value-type="float" office:value="177" calcext:value-type="float">
            <text:p>177</text:p>
          </table:table-cell>
          <table:table-cell table:formula="of:=SUM([automo_PreservativeSampling.F3];[automo_PreservativeSampling.F9];[automo_PreservativeSampling.F15];[automo_PreservativeSampling.F21];[automo_PreservativeSampling.F27])/5" office:value-type="float" office:value="177" calcext:value-type="float">
            <text:p>177</text:p>
          </table:table-cell>
          <table:table-cell table:formula="of:=SUM([automo_PreservativeSampling.G3];[automo_PreservativeSampling.G9];[automo_PreservativeSampling.G15];[automo_PreservativeSampling.G21];[automo_PreservativeSampling.G27])/5" office:value-type="float" office:value="0.00614204216682646" calcext:value-type="float">
            <text:p>0.0061420422</text:p>
          </table:table-cell>
          <table:table-cell table:style-name="ce4"/>
        </table:table-row>
        <table:table-row table:style-name="ro1">
          <table:table-cell office:value-type="string" calcext:value-type="string">
            <text:p>V2</text:p>
          </table:table-cell>
          <table:table-cell table:formula="of:=SUM([automo_PreservativeSampling.B4];[automo_PreservativeSampling.B10];[automo_PreservativeSampling.B16];[automo_PreservativeSampling.B22];[automo_PreservativeSampling.B28])/5" office:value-type="float" office:value="218.334" calcext:value-type="float">
            <text:p>218.334</text:p>
          </table:table-cell>
          <table:table-cell table:formula="of:=SUM([automo_PreservativeSampling.C4];[automo_PreservativeSampling.C10];[automo_PreservativeSampling.C16];[automo_PreservativeSampling.C22];[automo_PreservativeSampling.C28])/5" office:value-type="float" office:value="28800" calcext:value-type="float">
            <text:p>28800</text:p>
          </table:table-cell>
          <table:table-cell table:formula="of:=SUM([automo_PreservativeSampling.D4];[automo_PreservativeSampling.D10];[automo_PreservativeSampling.D16];[automo_PreservativeSampling.D22];[automo_PreservativeSampling.D28])/5" office:value-type="float" office:value="29018.334" calcext:value-type="float">
            <text:p>29018.334</text:p>
          </table:table-cell>
          <table:table-cell table:formula="of:=SUM([automo_PreservativeSampling.E4];[automo_PreservativeSampling.E10];[automo_PreservativeSampling.E16];[automo_PreservativeSampling.E22];[automo_PreservativeSampling.E28])/5" office:value-type="float" office:value="128" calcext:value-type="float">
            <text:p>128</text:p>
          </table:table-cell>
          <table:table-cell table:formula="of:=SUM([automo_PreservativeSampling.F4];[automo_PreservativeSampling.F10];[automo_PreservativeSampling.F16];[automo_PreservativeSampling.F22];[automo_PreservativeSampling.F28])/5" office:value-type="float" office:value="128" calcext:value-type="float">
            <text:p>128</text:p>
          </table:table-cell>
          <table:table-cell table:formula="of:=SUM([automo_PreservativeSampling.G4];[automo_PreservativeSampling.G10];[automo_PreservativeSampling.G16];[automo_PreservativeSampling.G22];[automo_PreservativeSampling.G28])/5" office:value-type="float" office:value="0.00441100465998914" calcext:value-type="float">
            <text:p>0.0044110047</text:p>
          </table:table-cell>
          <table:table-cell table:style-name="ce4"/>
        </table:table-row>
        <table:table-row table:style-name="ro1">
          <table:table-cell office:value-type="string" calcext:value-type="string">
            <text:p>V3</text:p>
          </table:table-cell>
          <table:table-cell table:formula="of:=SUM([automo_PreservativeSampling.B5];[automo_PreservativeSampling.B11];[automo_PreservativeSampling.B17];[automo_PreservativeSampling.B23];[automo_PreservativeSampling.B29])/5" office:value-type="float" office:value="121.1662" calcext:value-type="float">
            <text:p>121.1662</text:p>
          </table:table-cell>
          <table:table-cell table:formula="of:=SUM([automo_PreservativeSampling.C5];[automo_PreservativeSampling.C11];[automo_PreservativeSampling.C17];[automo_PreservativeSampling.C23];[automo_PreservativeSampling.C29])/5" office:value-type="float" office:value="28800" calcext:value-type="float">
            <text:p>28800</text:p>
          </table:table-cell>
          <table:table-cell table:formula="of:=SUM([automo_PreservativeSampling.D5];[automo_PreservativeSampling.D11];[automo_PreservativeSampling.D17];[automo_PreservativeSampling.D23];[automo_PreservativeSampling.D29])/5" office:value-type="float" office:value="28921.1662" calcext:value-type="float">
            <text:p>28921.1662</text:p>
          </table:table-cell>
          <table:table-cell table:formula="of:=SUM([automo_PreservativeSampling.E5];[automo_PreservativeSampling.E11];[automo_PreservativeSampling.E17];[automo_PreservativeSampling.E23];[automo_PreservativeSampling.E29])/5" office:value-type="float" office:value="133" calcext:value-type="float">
            <text:p>133</text:p>
          </table:table-cell>
          <table:table-cell table:formula="of:=SUM([automo_PreservativeSampling.F5];[automo_PreservativeSampling.F11];[automo_PreservativeSampling.F17];[automo_PreservativeSampling.F23];[automo_PreservativeSampling.F29])/5" office:value-type="float" office:value="133" calcext:value-type="float">
            <text:p>133</text:p>
          </table:table-cell>
          <table:table-cell table:formula="of:=SUM([automo_PreservativeSampling.G5];[automo_PreservativeSampling.G11];[automo_PreservativeSampling.G17];[automo_PreservativeSampling.G23];[automo_PreservativeSampling.G29])/5" office:value-type="float" office:value="0.0045987081711509" calcext:value-type="float">
            <text:p>0.0045987082</text:p>
          </table:table-cell>
          <table:table-cell table:style-name="ce4"/>
        </table:table-row>
        <table:table-row table:style-name="ro1">
          <table:table-cell office:value-type="string" calcext:value-type="string">
            <text:p>V4</text:p>
          </table:table-cell>
          <table:table-cell table:formula="of:=SUM([automo_PreservativeSampling.B6];[automo_PreservativeSampling.B12];[automo_PreservativeSampling.B18];[automo_PreservativeSampling.B24];[automo_PreservativeSampling.B30])/5" office:value-type="float" office:value="120.7864" calcext:value-type="float">
            <text:p>120.7864</text:p>
          </table:table-cell>
          <table:table-cell table:formula="of:=SUM([automo_PreservativeSampling.C6];[automo_PreservativeSampling.C12];[automo_PreservativeSampling.C18];[automo_PreservativeSampling.C24];[automo_PreservativeSampling.C30])/5" office:value-type="float" office:value="28800" calcext:value-type="float">
            <text:p>28800</text:p>
          </table:table-cell>
          <table:table-cell table:formula="of:=SUM([automo_PreservativeSampling.D6];[automo_PreservativeSampling.D12];[automo_PreservativeSampling.D18];[automo_PreservativeSampling.D24];[automo_PreservativeSampling.D30])/5" office:value-type="float" office:value="28920.7864" calcext:value-type="float">
            <text:p>28920.7864</text:p>
          </table:table-cell>
          <table:table-cell table:formula="of:=SUM([automo_PreservativeSampling.E6];[automo_PreservativeSampling.E12];[automo_PreservativeSampling.E18];[automo_PreservativeSampling.E24];[automo_PreservativeSampling.E30])/5" office:value-type="float" office:value="130" calcext:value-type="float">
            <text:p>130</text:p>
          </table:table-cell>
          <table:table-cell table:formula="of:=SUM([automo_PreservativeSampling.F6];[automo_PreservativeSampling.F12];[automo_PreservativeSampling.F18];[automo_PreservativeSampling.F24];[automo_PreservativeSampling.F30])/5" office:value-type="float" office:value="130" calcext:value-type="float">
            <text:p>130</text:p>
          </table:table-cell>
          <table:table-cell table:formula="of:=SUM([automo_PreservativeSampling.G6];[automo_PreservativeSampling.G12];[automo_PreservativeSampling.G18];[automo_PreservativeSampling.G24];[automo_PreservativeSampling.G30])/5" office:value-type="float" office:value="0.00449503695237716" calcext:value-type="float">
            <text:p>0.004495037</text:p>
          </table:table-cell>
          <table:table-cell table:style-name="ce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automo_PreservativeSampling.B7];[automo_PreservativeSampling.B13];[automo_PreservativeSampling.B19];[automo_PreservativeSampling.B25];[automo_PreservativeSampling.B31])/5" office:value-type="float" office:value="478.0634" calcext:value-type="float">
            <text:p>478.0634</text:p>
          </table:table-cell>
          <table:table-cell table:formula="of:=SUM([automo_PreservativeSampling.C7];[automo_PreservativeSampling.C13];[automo_PreservativeSampling.C19];[automo_PreservativeSampling.C25];[automo_PreservativeSampling.C31])/5" office:value-type="float" office:value="115200" calcext:value-type="float">
            <text:p>115200</text:p>
          </table:table-cell>
          <table:table-cell table:formula="of:=SUM([automo_PreservativeSampling.D7];[automo_PreservativeSampling.D13];[automo_PreservativeSampling.D19];[automo_PreservativeSampling.D25];[automo_PreservativeSampling.D31])/5" office:value-type="float" office:value="115678.0634" calcext:value-type="float">
            <text:p>115678.0634</text:p>
          </table:table-cell>
          <table:table-cell table:formula="of:=SUM([automo_PreservativeSampling.E7];[automo_PreservativeSampling.E13];[automo_PreservativeSampling.E19];[automo_PreservativeSampling.E25];[automo_PreservativeSampling.E31])/5" office:value-type="float" office:value="568" calcext:value-type="float">
            <text:p>568</text:p>
          </table:table-cell>
          <table:table-cell table:formula="of:=SUM([automo_PreservativeSampling.F7];[automo_PreservativeSampling.F13];[automo_PreservativeSampling.F19];[automo_PreservativeSampling.F25];[automo_PreservativeSampling.F31])/5" office:value-type="float" office:value="568" calcext:value-type="float">
            <text:p>568</text:p>
          </table:table-cell>
          <table:table-cell table:formula="of:=SUM([automo_PreservativeSampling.G7];[automo_PreservativeSampling.G13];[automo_PreservativeSampling.G19];[automo_PreservativeSampling.G25];[automo_PreservativeSampling.G31])/5" office:value-type="float" office:value="0.00491017911226792" calcext:value-type="float">
            <text:p>0.004910179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Median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formula="of:=MEDIAN([automo_PreservativeSampling.B3];[automo_PreservativeSampling.B9];[automo_PreservativeSampling.B15];[automo_PreservativeSampling.B21];[automo_PreservativeSampling.B27])" office:value-type="float" office:value="17.454" calcext:value-type="float">
            <text:p>17.454</text:p>
          </table:table-cell>
          <table:table-cell table:formula="of:=MEDIAN([automo_PreservativeSampling.C3];[automo_PreservativeSampling.C9];[automo_PreservativeSampling.C15];[automo_PreservativeSampling.C21];[automo_PreservativeSampling.C27])" office:value-type="float" office:value="28800" calcext:value-type="float">
            <text:p>28800</text:p>
          </table:table-cell>
          <table:table-cell table:formula="of:=MEDIAN([automo_PreservativeSampling.D3];[automo_PreservativeSampling.D9];[automo_PreservativeSampling.D15];[automo_PreservativeSampling.D21];[automo_PreservativeSampling.D27])" office:value-type="float" office:value="28817.454" calcext:value-type="float">
            <text:p>28817.454</text:p>
          </table:table-cell>
          <table:table-cell table:formula="of:=MEDIAN([automo_PreservativeSampling.E3];[automo_PreservativeSampling.E9];[automo_PreservativeSampling.E15];[automo_PreservativeSampling.E21];[automo_PreservativeSampling.E27])" office:value-type="float" office:value="177" calcext:value-type="float">
            <text:p>177</text:p>
          </table:table-cell>
          <table:table-cell table:formula="of:=MEDIAN([automo_PreservativeSampling.F3];[automo_PreservativeSampling.F9];[automo_PreservativeSampling.F15];[automo_PreservativeSampling.F21];[automo_PreservativeSampling.F27])" office:value-type="float" office:value="177" calcext:value-type="float">
            <text:p>177</text:p>
          </table:table-cell>
          <table:table-cell table:formula="of:=SUM([automo_PreservativeSampling.G9];[automo_PreservativeSampling.G15];[automo_PreservativeSampling.G21];[automo_PreservativeSampling.G27];[automo_PreservativeSampling.G33])/5" office:value-type="float" office:value="0.00614202840855747" calcext:value-type="float">
            <text:p>0.0061420284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formula="of:=MEDIAN([automo_PreservativeSampling.B4];[automo_PreservativeSampling.B10];[automo_PreservativeSampling.B16];[automo_PreservativeSampling.B22];[automo_PreservativeSampling.B28])" office:value-type="float" office:value="218.545" calcext:value-type="float">
            <text:p>218.545</text:p>
          </table:table-cell>
          <table:table-cell table:formula="of:=MEDIAN([automo_PreservativeSampling.C4];[automo_PreservativeSampling.C10];[automo_PreservativeSampling.C16];[automo_PreservativeSampling.C22];[automo_PreservativeSampling.C28])" office:value-type="float" office:value="28800" calcext:value-type="float">
            <text:p>28800</text:p>
          </table:table-cell>
          <table:table-cell table:formula="of:=MEDIAN([automo_PreservativeSampling.D4];[automo_PreservativeSampling.D10];[automo_PreservativeSampling.D16];[automo_PreservativeSampling.D22];[automo_PreservativeSampling.D28])" office:value-type="float" office:value="29018.545" calcext:value-type="float">
            <text:p>29018.545</text:p>
          </table:table-cell>
          <table:table-cell table:formula="of:=MEDIAN([automo_PreservativeSampling.E4];[automo_PreservativeSampling.E10];[automo_PreservativeSampling.E16];[automo_PreservativeSampling.E22];[automo_PreservativeSampling.E28])" office:value-type="float" office:value="128" calcext:value-type="float">
            <text:p>128</text:p>
          </table:table-cell>
          <table:table-cell table:formula="of:=MEDIAN([automo_PreservativeSampling.F4];[automo_PreservativeSampling.F10];[automo_PreservativeSampling.F16];[automo_PreservativeSampling.F22];[automo_PreservativeSampling.F28])" office:value-type="float" office:value="128" calcext:value-type="float">
            <text:p>128</text:p>
          </table:table-cell>
          <table:table-cell table:formula="of:=SUM([automo_PreservativeSampling.G10];[automo_PreservativeSampling.G16];[automo_PreservativeSampling.G22];[automo_PreservativeSampling.G28];[automo_PreservativeSampling.G34])/5" office:value-type="float" office:value="0.0044110715526156" calcext:value-type="float">
            <text:p>0.0044110716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formula="of:=MEDIAN([automo_PreservativeSampling.B5];[automo_PreservativeSampling.B11];[automo_PreservativeSampling.B17];[automo_PreservativeSampling.B23];[automo_PreservativeSampling.B29])" office:value-type="float" office:value="119.202" calcext:value-type="float">
            <text:p>119.202</text:p>
          </table:table-cell>
          <table:table-cell table:formula="of:=MEDIAN([automo_PreservativeSampling.C5];[automo_PreservativeSampling.C11];[automo_PreservativeSampling.C17];[automo_PreservativeSampling.C23];[automo_PreservativeSampling.C29])" office:value-type="float" office:value="28800" calcext:value-type="float">
            <text:p>28800</text:p>
          </table:table-cell>
          <table:table-cell table:formula="of:=MEDIAN([automo_PreservativeSampling.D5];[automo_PreservativeSampling.D11];[automo_PreservativeSampling.D17];[automo_PreservativeSampling.D23];[automo_PreservativeSampling.D29])" office:value-type="float" office:value="28919.202" calcext:value-type="float">
            <text:p>28919.202</text:p>
          </table:table-cell>
          <table:table-cell table:formula="of:=MEDIAN([automo_PreservativeSampling.E5];[automo_PreservativeSampling.E11];[automo_PreservativeSampling.E17];[automo_PreservativeSampling.E23];[automo_PreservativeSampling.E29])" office:value-type="float" office:value="133" calcext:value-type="float">
            <text:p>133</text:p>
          </table:table-cell>
          <table:table-cell table:formula="of:=MEDIAN([automo_PreservativeSampling.F5];[automo_PreservativeSampling.F11];[automo_PreservativeSampling.F17];[automo_PreservativeSampling.F23];[automo_PreservativeSampling.F29])" office:value-type="float" office:value="133" calcext:value-type="float">
            <text:p>133</text:p>
          </table:table-cell>
          <table:table-cell table:formula="of:=SUM([automo_PreservativeSampling.G11];[automo_PreservativeSampling.G17];[automo_PreservativeSampling.G23];[automo_PreservativeSampling.G29];[automo_PreservativeSampling.G35])/5" office:value-type="float" office:value="0.00459868869292933" calcext:value-type="float">
            <text:p>0.0045986887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table:formula="of:=MEDIAN([automo_PreservativeSampling.B6];[automo_PreservativeSampling.B12];[automo_PreservativeSampling.B18];[automo_PreservativeSampling.B24];[automo_PreservativeSampling.B30])" office:value-type="float" office:value="120.003" calcext:value-type="float">
            <text:p>120.003</text:p>
          </table:table-cell>
          <table:table-cell table:formula="of:=MEDIAN([automo_PreservativeSampling.C6];[automo_PreservativeSampling.C12];[automo_PreservativeSampling.C18];[automo_PreservativeSampling.C24];[automo_PreservativeSampling.C30])" office:value-type="float" office:value="28800" calcext:value-type="float">
            <text:p>28800</text:p>
          </table:table-cell>
          <table:table-cell table:formula="of:=MEDIAN([automo_PreservativeSampling.D6];[automo_PreservativeSampling.D12];[automo_PreservativeSampling.D18];[automo_PreservativeSampling.D24];[automo_PreservativeSampling.D30])" office:value-type="float" office:value="28920.003" calcext:value-type="float">
            <text:p>28920.003</text:p>
          </table:table-cell>
          <table:table-cell table:formula="of:=MEDIAN([automo_PreservativeSampling.E6];[automo_PreservativeSampling.E12];[automo_PreservativeSampling.E18];[automo_PreservativeSampling.E24];[automo_PreservativeSampling.E30])" office:value-type="float" office:value="130" calcext:value-type="float">
            <text:p>130</text:p>
          </table:table-cell>
          <table:table-cell table:formula="of:=MEDIAN([automo_PreservativeSampling.F6];[automo_PreservativeSampling.F12];[automo_PreservativeSampling.F18];[automo_PreservativeSampling.F24];[automo_PreservativeSampling.F30])" office:value-type="float" office:value="130" calcext:value-type="float">
            <text:p>130</text:p>
          </table:table-cell>
          <table:table-cell table:formula="of:=SUM([automo_PreservativeSampling.G12];[automo_PreservativeSampling.G18];[automo_PreservativeSampling.G24];[automo_PreservativeSampling.G30];[automo_PreservativeSampling.G36])/5" office:value-type="float" office:value="0.00449504852809303" calcext:value-type="float">
            <text:p>0.004495048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MEDIAN([automo_PreservativeSampling.B7];[automo_PreservativeSampling.B13];[automo_PreservativeSampling.B19];[automo_PreservativeSampling.B25];[automo_PreservativeSampling.B31])" office:value-type="float" office:value="474.751" calcext:value-type="float">
            <text:p>474.751</text:p>
          </table:table-cell>
          <table:table-cell table:formula="of:=MEDIAN([automo_PreservativeSampling.C7];[automo_PreservativeSampling.C13];[automo_PreservativeSampling.C19];[automo_PreservativeSampling.C25];[automo_PreservativeSampling.C31])" office:value-type="float" office:value="115200" calcext:value-type="float">
            <text:p>115200</text:p>
          </table:table-cell>
          <table:table-cell table:formula="of:=MEDIAN([automo_PreservativeSampling.D7];[automo_PreservativeSampling.D13];[automo_PreservativeSampling.D19];[automo_PreservativeSampling.D25];[automo_PreservativeSampling.D31])" office:value-type="float" office:value="115674.751" calcext:value-type="float">
            <text:p>115674.751</text:p>
          </table:table-cell>
          <table:table-cell table:formula="of:=MEDIAN([automo_PreservativeSampling.E7];[automo_PreservativeSampling.E13];[automo_PreservativeSampling.E19];[automo_PreservativeSampling.E25];[automo_PreservativeSampling.E31])" office:value-type="float" office:value="568" calcext:value-type="float">
            <text:p>568</text:p>
          </table:table-cell>
          <table:table-cell table:formula="of:=MEDIAN([automo_PreservativeSampling.F7];[automo_PreservativeSampling.F13];[automo_PreservativeSampling.F19];[automo_PreservativeSampling.F25];[automo_PreservativeSampling.F31])"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7" table:number-rows-spanned="1">
            <text:p>MIN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formula="of:=MIN([automo_PreservativeSampling.B3];[automo_PreservativeSampling.B9];[automo_PreservativeSampling.B15];[automo_PreservativeSampling.B21];[automo_PreservativeSampling.B27])" office:value-type="float" office:value="16.321" calcext:value-type="float">
            <text:p>16.321</text:p>
          </table:table-cell>
          <table:table-cell table:formula="of:=MIN([automo_PreservativeSampling.C3];[automo_PreservativeSampling.C9];[automo_PreservativeSampling.C15];[automo_PreservativeSampling.C21];[automo_PreservativeSampling.C27])" office:value-type="float" office:value="28800" calcext:value-type="float">
            <text:p>28800</text:p>
          </table:table-cell>
          <table:table-cell table:formula="of:=MIN([automo_PreservativeSampling.D3];[automo_PreservativeSampling.D9];[automo_PreservativeSampling.D15];[automo_PreservativeSampling.D21];[automo_PreservativeSampling.D27])" office:value-type="float" office:value="28816.321" calcext:value-type="float">
            <text:p>28816.321</text:p>
          </table:table-cell>
          <table:table-cell table:formula="of:=MIN([automo_PreservativeSampling.E3];[automo_PreservativeSampling.E9];[automo_PreservativeSampling.E15];[automo_PreservativeSampling.E21];[automo_PreservativeSampling.E27])" office:value-type="float" office:value="177" calcext:value-type="float">
            <text:p>177</text:p>
          </table:table-cell>
          <table:table-cell table:formula="of:=MIN([automo_PreservativeSampling.F3];[automo_PreservativeSampling.F9];[automo_PreservativeSampling.F15];[automo_PreservativeSampling.F21];[automo_PreservativeSampling.F27])" office:value-type="float" office:value="177" calcext:value-type="float">
            <text:p>177</text:p>
          </table:table-cell>
          <table:table-cell table:formula="of:=SUM([automo_PreservativeSampling.G15];[automo_PreservativeSampling.G21];[automo_PreservativeSampling.G27];[automo_PreservativeSampling.G33];[automo_PreservativeSampling.G39])/5" office:value-type="float" office:value="0.00614207762705283" calcext:value-type="float">
            <text:p>0.0061420776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formula="of:=MIN([automo_PreservativeSampling.B4];[automo_PreservativeSampling.B10];[automo_PreservativeSampling.B16];[automo_PreservativeSampling.B22];[automo_PreservativeSampling.B28])" office:value-type="float" office:value="208.233" calcext:value-type="float">
            <text:p>208.233</text:p>
          </table:table-cell>
          <table:table-cell table:formula="of:=MIN([automo_PreservativeSampling.C4];[automo_PreservativeSampling.C10];[automo_PreservativeSampling.C16];[automo_PreservativeSampling.C22];[automo_PreservativeSampling.C28])" office:value-type="float" office:value="28800" calcext:value-type="float">
            <text:p>28800</text:p>
          </table:table-cell>
          <table:table-cell table:formula="of:=MIN([automo_PreservativeSampling.D4];[automo_PreservativeSampling.D10];[automo_PreservativeSampling.D16];[automo_PreservativeSampling.D22];[automo_PreservativeSampling.D28])" office:value-type="float" office:value="29008.233" calcext:value-type="float">
            <text:p>29008.233</text:p>
          </table:table-cell>
          <table:table-cell table:formula="of:=MIN([automo_PreservativeSampling.E4];[automo_PreservativeSampling.E10];[automo_PreservativeSampling.E16];[automo_PreservativeSampling.E22];[automo_PreservativeSampling.E28])" office:value-type="float" office:value="128" calcext:value-type="float">
            <text:p>128</text:p>
          </table:table-cell>
          <table:table-cell table:formula="of:=MIN([automo_PreservativeSampling.F4];[automo_PreservativeSampling.F10];[automo_PreservativeSampling.F16];[automo_PreservativeSampling.F22];[automo_PreservativeSampling.F28])" office:value-type="float" office:value="128" calcext:value-type="float">
            <text:p>128</text:p>
          </table:table-cell>
          <table:table-cell table:formula="of:=SUM([automo_PreservativeSampling.G16];[automo_PreservativeSampling.G22];[automo_PreservativeSampling.G28];[automo_PreservativeSampling.G34];[automo_PreservativeSampling.G40])/5" office:value-type="float" office:value="0.00441077778344976" calcext:value-type="float">
            <text:p>0.0044107778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formula="of:=MIN([automo_PreservativeSampling.B5];[automo_PreservativeSampling.B11];[automo_PreservativeSampling.B17];[automo_PreservativeSampling.B23];[automo_PreservativeSampling.B29])" office:value-type="float" office:value="117.944" calcext:value-type="float">
            <text:p>117.944</text:p>
          </table:table-cell>
          <table:table-cell table:formula="of:=MIN([automo_PreservativeSampling.C5];[automo_PreservativeSampling.C11];[automo_PreservativeSampling.C17];[automo_PreservativeSampling.C23];[automo_PreservativeSampling.C29])" office:value-type="float" office:value="28800" calcext:value-type="float">
            <text:p>28800</text:p>
          </table:table-cell>
          <table:table-cell table:formula="of:=MIN([automo_PreservativeSampling.D5];[automo_PreservativeSampling.D11];[automo_PreservativeSampling.D17];[automo_PreservativeSampling.D23];[automo_PreservativeSampling.D29])" office:value-type="float" office:value="28917.944" calcext:value-type="float">
            <text:p>28917.944</text:p>
          </table:table-cell>
          <table:table-cell table:formula="of:=MIN([automo_PreservativeSampling.E5];[automo_PreservativeSampling.E11];[automo_PreservativeSampling.E17];[automo_PreservativeSampling.E23];[automo_PreservativeSampling.E29])" office:value-type="float" office:value="133" calcext:value-type="float">
            <text:p>133</text:p>
          </table:table-cell>
          <table:table-cell table:formula="of:=MIN([automo_PreservativeSampling.F5];[automo_PreservativeSampling.F11];[automo_PreservativeSampling.F17];[automo_PreservativeSampling.F23];[automo_PreservativeSampling.F29])" office:value-type="float" office:value="133" calcext:value-type="float">
            <text:p>133</text:p>
          </table:table-cell>
          <table:table-cell table:formula="of:=SUM([automo_PreservativeSampling.G17];[automo_PreservativeSampling.G23];[automo_PreservativeSampling.G29];[automo_PreservativeSampling.G35];[automo_PreservativeSampling.G41])/5" office:value-type="float" office:value="0.00459858478674981" calcext:value-type="float">
            <text:p>0.0045985848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table:formula="of:=MIN([automo_PreservativeSampling.B6];[automo_PreservativeSampling.B12];[automo_PreservativeSampling.B18];[automo_PreservativeSampling.B24];[automo_PreservativeSampling.B30])" office:value-type="float" office:value="114.534" calcext:value-type="float">
            <text:p>114.534</text:p>
          </table:table-cell>
          <table:table-cell table:formula="of:=MIN([automo_PreservativeSampling.C6];[automo_PreservativeSampling.C12];[automo_PreservativeSampling.C18];[automo_PreservativeSampling.C24];[automo_PreservativeSampling.C30])" office:value-type="float" office:value="28800" calcext:value-type="float">
            <text:p>28800</text:p>
          </table:table-cell>
          <table:table-cell table:formula="of:=MIN([automo_PreservativeSampling.D6];[automo_PreservativeSampling.D12];[automo_PreservativeSampling.D18];[automo_PreservativeSampling.D24];[automo_PreservativeSampling.D30])" office:value-type="float" office:value="28914.534" calcext:value-type="float">
            <text:p>28914.534</text:p>
          </table:table-cell>
          <table:table-cell table:formula="of:=MIN([automo_PreservativeSampling.E6];[automo_PreservativeSampling.E12];[automo_PreservativeSampling.E18];[automo_PreservativeSampling.E24];[automo_PreservativeSampling.E30])" office:value-type="float" office:value="130" calcext:value-type="float">
            <text:p>130</text:p>
          </table:table-cell>
          <table:table-cell table:formula="of:=MIN([automo_PreservativeSampling.F6];[automo_PreservativeSampling.F12];[automo_PreservativeSampling.F18];[automo_PreservativeSampling.F24];[automo_PreservativeSampling.F30])" office:value-type="float" office:value="130" calcext:value-type="float">
            <text:p>130</text:p>
          </table:table-cell>
          <table:table-cell table:formula="of:=SUM([automo_PreservativeSampling.G18];[automo_PreservativeSampling.G24];[automo_PreservativeSampling.G30];[automo_PreservativeSampling.G36];[automo_PreservativeSampling.G42])/5" office:value-type="float" office:value="0.00449485646895209" calcext:value-type="float">
            <text:p>0.004494856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MIN([automo_PreservativeSampling.B7];[automo_PreservativeSampling.B13];[automo_PreservativeSampling.B19];[automo_PreservativeSampling.B25];[automo_PreservativeSampling.B31])" office:value-type="float" office:value="459.784" calcext:value-type="float">
            <text:p>459.784</text:p>
          </table:table-cell>
          <table:table-cell table:formula="of:=MIN([automo_PreservativeSampling.C7];[automo_PreservativeSampling.C13];[automo_PreservativeSampling.C19];[automo_PreservativeSampling.C25];[automo_PreservativeSampling.C31])" office:value-type="float" office:value="115200" calcext:value-type="float">
            <text:p>115200</text:p>
          </table:table-cell>
          <table:table-cell table:formula="of:=MIN([automo_PreservativeSampling.D7];[automo_PreservativeSampling.D13];[automo_PreservativeSampling.D19];[automo_PreservativeSampling.D25];[automo_PreservativeSampling.D31])" office:value-type="float" office:value="115659.784" calcext:value-type="float">
            <text:p>115659.784</text:p>
          </table:table-cell>
          <table:table-cell table:formula="of:=MIN([automo_PreservativeSampling.E7];[automo_PreservativeSampling.E13];[automo_PreservativeSampling.E19];[automo_PreservativeSampling.E25];[automo_PreservativeSampling.E31])" office:value-type="float" office:value="568" calcext:value-type="float">
            <text:p>568</text:p>
          </table:table-cell>
          <table:table-cell table:formula="of:=MIN([automo_PreservativeSampling.F7];[automo_PreservativeSampling.F13];[automo_PreservativeSampling.F19];[automo_PreservativeSampling.F25];[automo_PreservativeSampling.F31])" office:value-type="float" office:value="568" calcext:value-type="float">
            <text:p>568</text:p>
          </table:table-cell>
          <table:table-cell table:formula="of:=SUM([automo_PreservativeSampling.G19];[automo_PreservativeSampling.G25];[automo_PreservativeSampling.G31];[automo_PreservativeSampling.G37];[automo_PreservativeSampling.G43])/5" office:value-type="float" office:value="0.00392800199779144" calcext:value-type="float">
            <text:p>0.003928002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MAX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formula="of:=MAX(([automo_PreservativeSampling.B3]~[automo_PreservativeSampling.B9]~[automo_PreservativeSampling.B15]~[automo_PreservativeSampling.B21]~[automo_PreservativeSampling.B27]))" office:value-type="float" office:value="19.112" calcext:value-type="float">
            <text:p>19.112</text:p>
          </table:table-cell>
          <table:table-cell table:formula="of:=MAX(([automo_PreservativeSampling.C3]~[automo_PreservativeSampling.C9]~[automo_PreservativeSampling.C15]~[automo_PreservativeSampling.C21]~[automo_PreservativeSampling.C27]))" office:value-type="float" office:value="28800" calcext:value-type="float">
            <text:p>28800</text:p>
          </table:table-cell>
          <table:table-cell table:formula="of:=MAX(([automo_PreservativeSampling.D3]~[automo_PreservativeSampling.D9]~[automo_PreservativeSampling.D15]~[automo_PreservativeSampling.D21]~[automo_PreservativeSampling.D27]))" office:value-type="float" office:value="28819.112" calcext:value-type="float">
            <text:p>28819.112</text:p>
          </table:table-cell>
          <table:table-cell table:formula="of:=MAX(([automo_PreservativeSampling.E3]~[automo_PreservativeSampling.E9]~[automo_PreservativeSampling.E15]~[automo_PreservativeSampling.E21]~[automo_PreservativeSampling.E27]))" office:value-type="float" office:value="177" calcext:value-type="float">
            <text:p>177</text:p>
          </table:table-cell>
          <table:table-cell table:formula="of:=MAX(([automo_PreservativeSampling.F3]~[automo_PreservativeSampling.F9]~[automo_PreservativeSampling.F15]~[automo_PreservativeSampling.F21]~[automo_PreservativeSampling.F27]))" office:value-type="float" office:value="177" calcext:value-type="float">
            <text:p>177</text:p>
          </table:table-cell>
          <table:table-cell table:formula="of:=SUM([automo_PreservativeSampling.G21];[automo_PreservativeSampling.G27];[automo_PreservativeSampling.G33];[automo_PreservativeSampling.G39];[automo_PreservativeSampling.G45])/5" office:value-type="float" office:value="0.00614214163351306" calcext:value-type="float">
            <text:p>0.0061421416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formula="of:=MAX(([automo_PreservativeSampling.B4]~[automo_PreservativeSampling.B10]~[automo_PreservativeSampling.B16]~[automo_PreservativeSampling.B22]~[automo_PreservativeSampling.B28]))" office:value-type="float" office:value="228.396" calcext:value-type="float">
            <text:p>228.396</text:p>
          </table:table-cell>
          <table:table-cell table:formula="of:=MAX(([automo_PreservativeSampling.C4]~[automo_PreservativeSampling.C10]~[automo_PreservativeSampling.C16]~[automo_PreservativeSampling.C22]~[automo_PreservativeSampling.C28]))" office:value-type="float" office:value="28800" calcext:value-type="float">
            <text:p>28800</text:p>
          </table:table-cell>
          <table:table-cell table:formula="of:=MAX(([automo_PreservativeSampling.D4]~[automo_PreservativeSampling.D10]~[automo_PreservativeSampling.D16]~[automo_PreservativeSampling.D22]~[automo_PreservativeSampling.D28]))" office:value-type="float" office:value="29028.396" calcext:value-type="float">
            <text:p>29028.396</text:p>
          </table:table-cell>
          <table:table-cell table:formula="of:=MAX(([automo_PreservativeSampling.E4]~[automo_PreservativeSampling.E10]~[automo_PreservativeSampling.E16]~[automo_PreservativeSampling.E22]~[automo_PreservativeSampling.E28]))" office:value-type="float" office:value="128" calcext:value-type="float">
            <text:p>128</text:p>
          </table:table-cell>
          <table:table-cell table:formula="of:=MAX(([automo_PreservativeSampling.F4]~[automo_PreservativeSampling.F10]~[automo_PreservativeSampling.F16]~[automo_PreservativeSampling.F22]~[automo_PreservativeSampling.F28]))" office:value-type="float" office:value="128" calcext:value-type="float">
            <text:p>128</text:p>
          </table:table-cell>
          <table:table-cell table:formula="of:=SUM([automo_PreservativeSampling.G22];[automo_PreservativeSampling.G28];[automo_PreservativeSampling.G34];[automo_PreservativeSampling.G40];[automo_PreservativeSampling.G46])/5" office:value-type="float" office:value="0.00441103824679732" calcext:value-type="float">
            <text:p>0.0044110382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formula="of:=MAX(([automo_PreservativeSampling.B5]~[automo_PreservativeSampling.B11]~[automo_PreservativeSampling.B17]~[automo_PreservativeSampling.B23]~[automo_PreservativeSampling.B29]))" office:value-type="float" office:value="130.111" calcext:value-type="float">
            <text:p>130.111</text:p>
          </table:table-cell>
          <table:table-cell table:formula="of:=MAX(([automo_PreservativeSampling.C5]~[automo_PreservativeSampling.C11]~[automo_PreservativeSampling.C17]~[automo_PreservativeSampling.C23]~[automo_PreservativeSampling.C29]))" office:value-type="float" office:value="28800" calcext:value-type="float">
            <text:p>28800</text:p>
          </table:table-cell>
          <table:table-cell table:formula="of:=MAX(([automo_PreservativeSampling.D5]~[automo_PreservativeSampling.D11]~[automo_PreservativeSampling.D17]~[automo_PreservativeSampling.D23]~[automo_PreservativeSampling.D29]))" office:value-type="float" office:value="28930.111" calcext:value-type="float">
            <text:p>28930.111</text:p>
          </table:table-cell>
          <table:table-cell table:formula="of:=MAX(([automo_PreservativeSampling.E5]~[automo_PreservativeSampling.E11]~[automo_PreservativeSampling.E17]~[automo_PreservativeSampling.E23]~[automo_PreservativeSampling.E29]))" office:value-type="float" office:value="133" calcext:value-type="float">
            <text:p>133</text:p>
          </table:table-cell>
          <table:table-cell table:formula="of:=MAX(([automo_PreservativeSampling.F5]~[automo_PreservativeSampling.F11]~[automo_PreservativeSampling.F17]~[automo_PreservativeSampling.F23]~[automo_PreservativeSampling.F29]))" office:value-type="float" office:value="133" calcext:value-type="float">
            <text:p>133</text:p>
          </table:table-cell>
          <table:table-cell table:formula="of:=SUM([automo_PreservativeSampling.G23];[automo_PreservativeSampling.G29];[automo_PreservativeSampling.G35];[automo_PreservativeSampling.G41];[automo_PreservativeSampling.G47])/5" office:value-type="float" office:value="0.00459884450454752" calcext:value-type="float">
            <text:p>0.0045988445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table:formula="of:=MAX(([automo_PreservativeSampling.B6]~[automo_PreservativeSampling.B12]~[automo_PreservativeSampling.B18]~[automo_PreservativeSampling.B24]~[automo_PreservativeSampling.B30]))" office:value-type="float" office:value="129.241" calcext:value-type="float">
            <text:p>129.241</text:p>
          </table:table-cell>
          <table:table-cell table:formula="of:=MAX(([automo_PreservativeSampling.C6]~[automo_PreservativeSampling.C12]~[automo_PreservativeSampling.C18]~[automo_PreservativeSampling.C24]~[automo_PreservativeSampling.C30]))" office:value-type="float" office:value="28800" calcext:value-type="float">
            <text:p>28800</text:p>
          </table:table-cell>
          <table:table-cell table:formula="of:=MAX(([automo_PreservativeSampling.D6]~[automo_PreservativeSampling.D12]~[automo_PreservativeSampling.D18]~[automo_PreservativeSampling.D24]~[automo_PreservativeSampling.D30]))" office:value-type="float" office:value="28929.241" calcext:value-type="float">
            <text:p>28929.241</text:p>
          </table:table-cell>
          <table:table-cell table:formula="of:=MAX(([automo_PreservativeSampling.E6]~[automo_PreservativeSampling.E12]~[automo_PreservativeSampling.E18]~[automo_PreservativeSampling.E24]~[automo_PreservativeSampling.E30]))" office:value-type="float" office:value="130" calcext:value-type="float">
            <text:p>130</text:p>
          </table:table-cell>
          <table:table-cell table:formula="of:=MAX(([automo_PreservativeSampling.F6]~[automo_PreservativeSampling.F12]~[automo_PreservativeSampling.F18]~[automo_PreservativeSampling.F24]~[automo_PreservativeSampling.F30]))" office:value-type="float" office:value="130" calcext:value-type="float">
            <text:p>130</text:p>
          </table:table-cell>
          <table:table-cell table:formula="of:=SUM([automo_PreservativeSampling.G24];[automo_PreservativeSampling.G30];[automo_PreservativeSampling.G36];[automo_PreservativeSampling.G42];[automo_PreservativeSampling.G48])/5" office:value-type="float" office:value="0.00449508313269847" calcext:value-type="float">
            <text:p>0.004495083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MAX(([automo_PreservativeSampling.B7]~[automo_PreservativeSampling.B13]~[automo_PreservativeSampling.B19]~[automo_PreservativeSampling.B25]~[automo_PreservativeSampling.B31]))" office:value-type="float" office:value="506.86" calcext:value-type="float">
            <text:p>506.86</text:p>
          </table:table-cell>
          <table:table-cell table:formula="of:=MAX(([automo_PreservativeSampling.C7]~[automo_PreservativeSampling.C13]~[automo_PreservativeSampling.C19]~[automo_PreservativeSampling.C25]~[automo_PreservativeSampling.C31]))" office:value-type="float" office:value="115200" calcext:value-type="float">
            <text:p>115200</text:p>
          </table:table-cell>
          <table:table-cell table:formula="of:=MAX(([automo_PreservativeSampling.D7]~[automo_PreservativeSampling.D13]~[automo_PreservativeSampling.D19]~[automo_PreservativeSampling.D25]~[automo_PreservativeSampling.D31]))" office:value-type="float" office:value="115706.86" calcext:value-type="float">
            <text:p>115706.86</text:p>
          </table:table-cell>
          <table:table-cell table:formula="of:=MAX(([automo_PreservativeSampling.E7]~[automo_PreservativeSampling.E13]~[automo_PreservativeSampling.E19]~[automo_PreservativeSampling.E25]~[automo_PreservativeSampling.E31]))" office:value-type="float" office:value="568" calcext:value-type="float">
            <text:p>568</text:p>
          </table:table-cell>
          <table:table-cell table:formula="of:=MAX(([automo_PreservativeSampling.F7]~[automo_PreservativeSampling.F13]~[automo_PreservativeSampling.F19]~[automo_PreservativeSampling.F25]~[automo_PreservativeSampling.F31]))"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7" table:number-rows-spanned="1">
            <text:p>Quartile MIN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formula="of:=QUARTILE(([automo_PreservativeSampling.B3]~[automo_PreservativeSampling.B9]~[automo_PreservativeSampling.B15]~[automo_PreservativeSampling.B21]~[automo_PreservativeSampling.B27]);0)" office:value-type="float" office:value="16.321" calcext:value-type="float">
            <text:p>16.321</text:p>
          </table:table-cell>
          <table:table-cell table:formula="of:=QUARTILE(([automo_PreservativeSampling.C3]~[automo_PreservativeSampling.C9]~[automo_PreservativeSampling.C15]~[automo_PreservativeSampling.C21]~[automo_PreservativeSampling.C27]);0)" office:value-type="float" office:value="28800" calcext:value-type="float">
            <text:p>28800</text:p>
          </table:table-cell>
          <table:table-cell table:formula="of:=QUARTILE(([automo_PreservativeSampling.D3]~[automo_PreservativeSampling.D9]~[automo_PreservativeSampling.D15]~[automo_PreservativeSampling.D21]~[automo_PreservativeSampling.D27]);0)" office:value-type="float" office:value="28816.321" calcext:value-type="float">
            <text:p>28816.321</text:p>
          </table:table-cell>
          <table:table-cell table:formula="of:=QUARTILE(([automo_PreservativeSampling.E3]~[automo_PreservativeSampling.E9]~[automo_PreservativeSampling.E15]~[automo_PreservativeSampling.E21]~[automo_PreservativeSampling.E27]);0)" office:value-type="float" office:value="177" calcext:value-type="float">
            <text:p>177</text:p>
          </table:table-cell>
          <table:table-cell table:formula="of:=QUARTILE(([automo_PreservativeSampling.F3]~[automo_PreservativeSampling.F9]~[automo_PreservativeSampling.F15]~[automo_PreservativeSampling.F21]~[automo_PreservativeSampling.F27]);0)" office:value-type="float" office:value="177" calcext:value-type="float">
            <text:p>177</text:p>
          </table:table-cell>
          <table:table-cell table:formula="of:=SUM([automo_PreservativeSampling.G27];[automo_PreservativeSampling.G33];[automo_PreservativeSampling.G39];[automo_PreservativeSampling.G45];[automo_PreservativeSampling.G51])/5" office:value-type="float" office:value="0.00614212845792332" calcext:value-type="float">
            <text:p>0.0061421285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formula="of:=QUARTILE(([automo_PreservativeSampling.B4]~[automo_PreservativeSampling.B10]~[automo_PreservativeSampling.B16]~[automo_PreservativeSampling.B22]~[automo_PreservativeSampling.B28]);0)" office:value-type="float" office:value="208.233" calcext:value-type="float">
            <text:p>208.233</text:p>
          </table:table-cell>
          <table:table-cell table:formula="of:=QUARTILE(([automo_PreservativeSampling.C4]~[automo_PreservativeSampling.C10]~[automo_PreservativeSampling.C16]~[automo_PreservativeSampling.C22]~[automo_PreservativeSampling.C28]);0)" office:value-type="float" office:value="28800" calcext:value-type="float">
            <text:p>28800</text:p>
          </table:table-cell>
          <table:table-cell table:formula="of:=QUARTILE(([automo_PreservativeSampling.D4]~[automo_PreservativeSampling.D10]~[automo_PreservativeSampling.D16]~[automo_PreservativeSampling.D22]~[automo_PreservativeSampling.D28]);0)" office:value-type="float" office:value="29008.233" calcext:value-type="float">
            <text:p>29008.233</text:p>
          </table:table-cell>
          <table:table-cell table:formula="of:=QUARTILE(([automo_PreservativeSampling.E4]~[automo_PreservativeSampling.E10]~[automo_PreservativeSampling.E16]~[automo_PreservativeSampling.E22]~[automo_PreservativeSampling.E28]);0)" office:value-type="float" office:value="128" calcext:value-type="float">
            <text:p>128</text:p>
          </table:table-cell>
          <table:table-cell table:formula="of:=QUARTILE(([automo_PreservativeSampling.F4]~[automo_PreservativeSampling.F10]~[automo_PreservativeSampling.F16]~[automo_PreservativeSampling.F22]~[automo_PreservativeSampling.F28]);0)" office:value-type="float" office:value="128" calcext:value-type="float">
            <text:p>128</text:p>
          </table:table-cell>
          <table:table-cell table:formula="of:=SUM([automo_PreservativeSampling.G28];[automo_PreservativeSampling.G34];[automo_PreservativeSampling.G40];[automo_PreservativeSampling.G46];[automo_PreservativeSampling.G52])/5" office:value-type="float" office:value="0.00441105142362206" calcext:value-type="float">
            <text:p>0.0044110514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formula="of:=QUARTILE(([automo_PreservativeSampling.B5]~[automo_PreservativeSampling.B11]~[automo_PreservativeSampling.B17]~[automo_PreservativeSampling.B23]~[automo_PreservativeSampling.B29]);0)" office:value-type="float" office:value="117.944" calcext:value-type="float">
            <text:p>117.944</text:p>
          </table:table-cell>
          <table:table-cell table:formula="of:=QUARTILE(([automo_PreservativeSampling.C5]~[automo_PreservativeSampling.C11]~[automo_PreservativeSampling.C17]~[automo_PreservativeSampling.C23]~[automo_PreservativeSampling.C29]);0)" office:value-type="float" office:value="28800" calcext:value-type="float">
            <text:p>28800</text:p>
          </table:table-cell>
          <table:table-cell table:formula="of:=QUARTILE(([automo_PreservativeSampling.D5]~[automo_PreservativeSampling.D11]~[automo_PreservativeSampling.D17]~[automo_PreservativeSampling.D23]~[automo_PreservativeSampling.D29]);0)" office:value-type="float" office:value="28917.944" calcext:value-type="float">
            <text:p>28917.944</text:p>
          </table:table-cell>
          <table:table-cell table:formula="of:=QUARTILE(([automo_PreservativeSampling.E5]~[automo_PreservativeSampling.E11]~[automo_PreservativeSampling.E17]~[automo_PreservativeSampling.E23]~[automo_PreservativeSampling.E29]);0)" office:value-type="float" office:value="133" calcext:value-type="float">
            <text:p>133</text:p>
          </table:table-cell>
          <table:table-cell table:formula="of:=QUARTILE(([automo_PreservativeSampling.F5]~[automo_PreservativeSampling.F11]~[automo_PreservativeSampling.F17]~[automo_PreservativeSampling.F23]~[automo_PreservativeSampling.F29]);0)" office:value-type="float" office:value="133" calcext:value-type="float">
            <text:p>133</text:p>
          </table:table-cell>
          <table:table-cell table:formula="of:=SUM([automo_PreservativeSampling.G29];[automo_PreservativeSampling.G35];[automo_PreservativeSampling.G41];[automo_PreservativeSampling.G47];[automo_PreservativeSampling.G53])/5" office:value-type="float" office:value="0.00459880932510931" calcext:value-type="float">
            <text:p>0.0045988093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table:formula="of:=QUARTILE(([automo_PreservativeSampling.B6]~[automo_PreservativeSampling.B12]~[automo_PreservativeSampling.B18]~[automo_PreservativeSampling.B24]~[automo_PreservativeSampling.B30]);0)" office:value-type="float" office:value="114.534" calcext:value-type="float">
            <text:p>114.534</text:p>
          </table:table-cell>
          <table:table-cell table:formula="of:=QUARTILE(([automo_PreservativeSampling.C6]~[automo_PreservativeSampling.C12]~[automo_PreservativeSampling.C18]~[automo_PreservativeSampling.C24]~[automo_PreservativeSampling.C30]);0)" office:value-type="float" office:value="28800" calcext:value-type="float">
            <text:p>28800</text:p>
          </table:table-cell>
          <table:table-cell table:formula="of:=QUARTILE(([automo_PreservativeSampling.D6]~[automo_PreservativeSampling.D12]~[automo_PreservativeSampling.D18]~[automo_PreservativeSampling.D24]~[automo_PreservativeSampling.D30]);0)" office:value-type="float" office:value="28914.534" calcext:value-type="float">
            <text:p>28914.534</text:p>
          </table:table-cell>
          <table:table-cell table:formula="of:=QUARTILE(([automo_PreservativeSampling.E6]~[automo_PreservativeSampling.E12]~[automo_PreservativeSampling.E18]~[automo_PreservativeSampling.E24]~[automo_PreservativeSampling.E30]);0)" office:value-type="float" office:value="130" calcext:value-type="float">
            <text:p>130</text:p>
          </table:table-cell>
          <table:table-cell table:formula="of:=QUARTILE(([automo_PreservativeSampling.F6]~[automo_PreservativeSampling.F12]~[automo_PreservativeSampling.F18]~[automo_PreservativeSampling.F24]~[automo_PreservativeSampling.F30]);0)" office:value-type="float" office:value="130" calcext:value-type="float">
            <text:p>130</text:p>
          </table:table-cell>
          <table:table-cell table:formula="of:=SUM([automo_PreservativeSampling.G30];[automo_PreservativeSampling.G36];[automo_PreservativeSampling.G42];[automo_PreservativeSampling.G48];[automo_PreservativeSampling.G54])/5" office:value-type="float" office:value="0.00449506804060383" calcext:value-type="float">
            <text:p>0.004495068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QUARTILE(([automo_PreservativeSampling.B7]~[automo_PreservativeSampling.B13]~[automo_PreservativeSampling.B19]~[automo_PreservativeSampling.B25]~[automo_PreservativeSampling.B31]);0)" office:value-type="float" office:value="459.784" calcext:value-type="float">
            <text:p>459.784</text:p>
          </table:table-cell>
          <table:table-cell table:formula="of:=QUARTILE(([automo_PreservativeSampling.C7]~[automo_PreservativeSampling.C13]~[automo_PreservativeSampling.C19]~[automo_PreservativeSampling.C25]~[automo_PreservativeSampling.C31]);0)" office:value-type="float" office:value="115200" calcext:value-type="float">
            <text:p>115200</text:p>
          </table:table-cell>
          <table:table-cell table:formula="of:=QUARTILE(([automo_PreservativeSampling.D7]~[automo_PreservativeSampling.D13]~[automo_PreservativeSampling.D19]~[automo_PreservativeSampling.D25]~[automo_PreservativeSampling.D31]);0)" office:value-type="float" office:value="115659.784" calcext:value-type="float">
            <text:p>115659.784</text:p>
          </table:table-cell>
          <table:table-cell table:formula="of:=QUARTILE(([automo_PreservativeSampling.E7]~[automo_PreservativeSampling.E13]~[automo_PreservativeSampling.E19]~[automo_PreservativeSampling.E25]~[automo_PreservativeSampling.E31]);0)" office:value-type="float" office:value="568" calcext:value-type="float">
            <text:p>568</text:p>
          </table:table-cell>
          <table:table-cell table:formula="of:=QUARTILE(([automo_PreservativeSampling.F7]~[automo_PreservativeSampling.F13]~[automo_PreservativeSampling.F19]~[automo_PreservativeSampling.F25]~[automo_PreservativeSampling.F31]);0)" office:value-type="float" office:value="568" calcext:value-type="float">
            <text:p>568</text:p>
          </table:table-cell>
          <table:table-cell table:formula="of:=SUM([automo_PreservativeSampling.G31];[automo_PreservativeSampling.G37];[automo_PreservativeSampling.G43];[automo_PreservativeSampling.G49];[automo_PreservativeSampling.G55])/5" office:value-type="float" office:value="0.00274974707286361" calcext:value-type="float">
            <text:p>0.002749747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Quartile MAX</text:p>
          </table:table-cell>
          <table:covered-table-cell table:style-name="ce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formula="of:=QUARTILE(([automo_PreservativeSampling.B3]~[automo_PreservativeSampling.B9]~[automo_PreservativeSampling.B15]~[automo_PreservativeSampling.B21]~[automo_PreservativeSampling.B27]);4)" office:value-type="float" office:value="19.112" calcext:value-type="float">
            <text:p>19.112</text:p>
          </table:table-cell>
          <table:table-cell table:formula="of:=QUARTILE(([automo_PreservativeSampling.C3]~[automo_PreservativeSampling.C9]~[automo_PreservativeSampling.C15]~[automo_PreservativeSampling.C21]~[automo_PreservativeSampling.C27]);4)" office:value-type="float" office:value="28800" calcext:value-type="float">
            <text:p>28800</text:p>
          </table:table-cell>
          <table:table-cell table:formula="of:=QUARTILE(([automo_PreservativeSampling.D3]~[automo_PreservativeSampling.D9]~[automo_PreservativeSampling.D15]~[automo_PreservativeSampling.D21]~[automo_PreservativeSampling.D27]);4)" office:value-type="float" office:value="28819.112" calcext:value-type="float">
            <text:p>28819.112</text:p>
          </table:table-cell>
          <table:table-cell table:formula="of:=QUARTILE(([automo_PreservativeSampling.E3]~[automo_PreservativeSampling.E9]~[automo_PreservativeSampling.E15]~[automo_PreservativeSampling.E21]~[automo_PreservativeSampling.E27]);4)" office:value-type="float" office:value="177" calcext:value-type="float">
            <text:p>177</text:p>
          </table:table-cell>
          <table:table-cell table:formula="of:=QUARTILE(([automo_PreservativeSampling.F3]~[automo_PreservativeSampling.F9]~[automo_PreservativeSampling.F15]~[automo_PreservativeSampling.F21]~[automo_PreservativeSampling.F27]);4)" office:value-type="float" office:value="177" calcext:value-type="float">
            <text:p>177</text:p>
          </table:table-cell>
          <table:table-cell table:formula="of:=SUM([automo_PreservativeSampling.G33];[automo_PreservativeSampling.G39];[automo_PreservativeSampling.G45];[automo_PreservativeSampling.G51];[automo_PreservativeSampling.G57])/5" office:value-type="float" office:value="0.00614208365877463" calcext:value-type="float">
            <text:p>0.0061420837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formula="of:=QUARTILE(([automo_PreservativeSampling.B4]~[automo_PreservativeSampling.B10]~[automo_PreservativeSampling.B16]~[automo_PreservativeSampling.B22]~[automo_PreservativeSampling.B28]);4)" office:value-type="float" office:value="228.396" calcext:value-type="float">
            <text:p>228.396</text:p>
          </table:table-cell>
          <table:table-cell table:formula="of:=QUARTILE(([automo_PreservativeSampling.C4]~[automo_PreservativeSampling.C10]~[automo_PreservativeSampling.C16]~[automo_PreservativeSampling.C22]~[automo_PreservativeSampling.C28]);4)" office:value-type="float" office:value="28800" calcext:value-type="float">
            <text:p>28800</text:p>
          </table:table-cell>
          <table:table-cell table:formula="of:=QUARTILE(([automo_PreservativeSampling.D4]~[automo_PreservativeSampling.D10]~[automo_PreservativeSampling.D16]~[automo_PreservativeSampling.D22]~[automo_PreservativeSampling.D28]);4)" office:value-type="float" office:value="29028.396" calcext:value-type="float">
            <text:p>29028.396</text:p>
          </table:table-cell>
          <table:table-cell table:formula="of:=QUARTILE(([automo_PreservativeSampling.E4]~[automo_PreservativeSampling.E10]~[automo_PreservativeSampling.E16]~[automo_PreservativeSampling.E22]~[automo_PreservativeSampling.E28]);4)" office:value-type="float" office:value="128" calcext:value-type="float">
            <text:p>128</text:p>
          </table:table-cell>
          <table:table-cell table:formula="of:=QUARTILE(([automo_PreservativeSampling.F4]~[automo_PreservativeSampling.F10]~[automo_PreservativeSampling.F16]~[automo_PreservativeSampling.F22]~[automo_PreservativeSampling.F28]);4)" office:value-type="float" office:value="128" calcext:value-type="float">
            <text:p>128</text:p>
          </table:table-cell>
          <table:table-cell table:formula="of:=SUM([automo_PreservativeSampling.G34];[automo_PreservativeSampling.G40];[automo_PreservativeSampling.G46];[automo_PreservativeSampling.G52];[automo_PreservativeSampling.G58])/5" office:value-type="float" office:value="0.00441098873329478" calcext:value-type="float">
            <text:p>0.0044109887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formula="of:=QUARTILE(([automo_PreservativeSampling.B5]~[automo_PreservativeSampling.B11]~[automo_PreservativeSampling.B17]~[automo_PreservativeSampling.B23]~[automo_PreservativeSampling.B29]);4)" office:value-type="float" office:value="130.111" calcext:value-type="float">
            <text:p>130.111</text:p>
          </table:table-cell>
          <table:table-cell table:formula="of:=QUARTILE(([automo_PreservativeSampling.C5]~[automo_PreservativeSampling.C11]~[automo_PreservativeSampling.C17]~[automo_PreservativeSampling.C23]~[automo_PreservativeSampling.C29]);4)" office:value-type="float" office:value="28800" calcext:value-type="float">
            <text:p>28800</text:p>
          </table:table-cell>
          <table:table-cell table:formula="of:=QUARTILE(([automo_PreservativeSampling.D5]~[automo_PreservativeSampling.D11]~[automo_PreservativeSampling.D17]~[automo_PreservativeSampling.D23]~[automo_PreservativeSampling.D29]);4)" office:value-type="float" office:value="28930.111" calcext:value-type="float">
            <text:p>28930.111</text:p>
          </table:table-cell>
          <table:table-cell table:formula="of:=QUARTILE(([automo_PreservativeSampling.E5]~[automo_PreservativeSampling.E11]~[automo_PreservativeSampling.E17]~[automo_PreservativeSampling.E23]~[automo_PreservativeSampling.E29]);4)" office:value-type="float" office:value="133" calcext:value-type="float">
            <text:p>133</text:p>
          </table:table-cell>
          <table:table-cell table:formula="of:=QUARTILE(([automo_PreservativeSampling.F5]~[automo_PreservativeSampling.F11]~[automo_PreservativeSampling.F17]~[automo_PreservativeSampling.F23]~[automo_PreservativeSampling.F29]);4)" office:value-type="float" office:value="133" calcext:value-type="float">
            <text:p>133</text:p>
          </table:table-cell>
          <table:table-cell table:formula="of:=SUM([automo_PreservativeSampling.G35];[automo_PreservativeSampling.G41];[automo_PreservativeSampling.G47];[automo_PreservativeSampling.G53];[automo_PreservativeSampling.G59])/5" office:value-type="float" office:value="0.00459872709609737" calcext:value-type="float">
            <text:p>0.0045987271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table:formula="of:=QUARTILE(([automo_PreservativeSampling.B6]~[automo_PreservativeSampling.B12]~[automo_PreservativeSampling.B18]~[automo_PreservativeSampling.B24]~[automo_PreservativeSampling.B30]);4)" office:value-type="float" office:value="129.241" calcext:value-type="float">
            <text:p>129.241</text:p>
          </table:table-cell>
          <table:table-cell table:formula="of:=QUARTILE(([automo_PreservativeSampling.C6]~[automo_PreservativeSampling.C12]~[automo_PreservativeSampling.C18]~[automo_PreservativeSampling.C24]~[automo_PreservativeSampling.C30]);4)" office:value-type="float" office:value="28800" calcext:value-type="float">
            <text:p>28800</text:p>
          </table:table-cell>
          <table:table-cell table:formula="of:=QUARTILE(([automo_PreservativeSampling.D6]~[automo_PreservativeSampling.D12]~[automo_PreservativeSampling.D18]~[automo_PreservativeSampling.D24]~[automo_PreservativeSampling.D30]);4)" office:value-type="float" office:value="28929.241" calcext:value-type="float">
            <text:p>28929.241</text:p>
          </table:table-cell>
          <table:table-cell table:formula="of:=QUARTILE(([automo_PreservativeSampling.E6]~[automo_PreservativeSampling.E12]~[automo_PreservativeSampling.E18]~[automo_PreservativeSampling.E24]~[automo_PreservativeSampling.E30]);4)" office:value-type="float" office:value="130" calcext:value-type="float">
            <text:p>130</text:p>
          </table:table-cell>
          <table:table-cell table:formula="of:=QUARTILE(([automo_PreservativeSampling.F6]~[automo_PreservativeSampling.F12]~[automo_PreservativeSampling.F18]~[automo_PreservativeSampling.F24]~[automo_PreservativeSampling.F30]);4)" office:value-type="float" office:value="130" calcext:value-type="float">
            <text:p>130</text:p>
          </table:table-cell>
          <table:table-cell table:formula="of:=SUM([automo_PreservativeSampling.G36];[automo_PreservativeSampling.G42];[automo_PreservativeSampling.G48];[automo_PreservativeSampling.G54];[automo_PreservativeSampling.G60])/5" office:value-type="float" office:value="0.00449501862454492" calcext:value-type="float">
            <text:p>0.0044950186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QUARTILE(([automo_PreservativeSampling.B7]~[automo_PreservativeSampling.B13]~[automo_PreservativeSampling.B19]~[automo_PreservativeSampling.B25]~[automo_PreservativeSampling.B31]);4)" office:value-type="float" office:value="506.86" calcext:value-type="float">
            <text:p>506.86</text:p>
          </table:table-cell>
          <table:table-cell table:formula="of:=QUARTILE(([automo_PreservativeSampling.C7]~[automo_PreservativeSampling.C13]~[automo_PreservativeSampling.C19]~[automo_PreservativeSampling.C25]~[automo_PreservativeSampling.C31]);4)" office:value-type="float" office:value="115200" calcext:value-type="float">
            <text:p>115200</text:p>
          </table:table-cell>
          <table:table-cell table:formula="of:=QUARTILE(([automo_PreservativeSampling.D7]~[automo_PreservativeSampling.D13]~[automo_PreservativeSampling.D19]~[automo_PreservativeSampling.D25]~[automo_PreservativeSampling.D31]);4)" office:value-type="float" office:value="115706.86" calcext:value-type="float">
            <text:p>115706.86</text:p>
          </table:table-cell>
          <table:table-cell table:formula="of:=QUARTILE(([automo_PreservativeSampling.E7]~[automo_PreservativeSampling.E13]~[automo_PreservativeSampling.E19]~[automo_PreservativeSampling.E25]~[automo_PreservativeSampling.E31]);4)" office:value-type="float" office:value="568" calcext:value-type="float">
            <text:p>568</text:p>
          </table:table-cell>
          <table:table-cell table:formula="of:=QUARTILE(([automo_PreservativeSampling.F7]~[automo_PreservativeSampling.F13]~[automo_PreservativeSampling.F19]~[automo_PreservativeSampling.F25]~[automo_PreservativeSampling.F31]);4)" office:value-type="float" office:value="568" calcext:value-type="float">
            <text:p>568</text:p>
          </table:table-cell>
          <table:table-cell table:formula="of:=SUM([automo_PreservativeSampling.G37];[automo_PreservativeSampling.G43];[automo_PreservativeSampling.G49];[automo_PreservativeSampling.G55];[automo_PreservativeSampling.G61])/5" office:value-type="float" office:value="0.00231758563658459" calcext:value-type="float">
            <text:p>0.0023175856</text:p>
          </table:table-cell>
          <table:table-cell/>
        </table:table-row>
      </table:table>
      <table:table table:name="Incling" table:style-name="ta1"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automo_v1.B35]" office:value-type="float" office:value="28897.2136" calcext:value-type="float">
            <text:p>28897.2136</text:p>
          </table:table-cell>
          <table:table-cell table:formula="of:=[automo_v1.C35]" office:value-type="float" office:value="175.2" calcext:value-type="float">
            <text:p>175.2</text:p>
          </table:table-cell>
          <table:table-cell table:formula="of:=[automo_v1.D35]" office:value-type="float" office:value="0.00606287198926693" calcext:value-type="float">
            <text:p>0.00606287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automo_v2.B35]" office:value-type="float" office:value="28979.3394" calcext:value-type="float">
            <text:p>28979.3394</text:p>
          </table:table-cell>
          <table:table-cell table:formula="of:=[automo_v2.C35]" office:value-type="float" office:value="124.8" calcext:value-type="float">
            <text:p>124.8</text:p>
          </table:table-cell>
          <table:table-cell table:formula="of:=[automo_v2.D35]" office:value-type="float" office:value="0.00430689784589976" calcext:value-type="float">
            <text:p>0.004306897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automo_v3.B35]" office:value-type="float" office:value="28986.7734" calcext:value-type="float">
            <text:p>28986.7734</text:p>
          </table:table-cell>
          <table:table-cell table:formula="of:=[automo_v3.C35]" office:value-type="float" office:value="125" calcext:value-type="float">
            <text:p>125</text:p>
          </table:table-cell>
          <table:table-cell table:formula="of:=[automo_v3.D35]" office:value-type="float" office:value="0.00431230454002188" calcext:value-type="float">
            <text:p>0.0043123045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automo_v4.B35]" office:value-type="float" office:value="28977.7632" calcext:value-type="float">
            <text:p>28977.7632</text:p>
          </table:table-cell>
          <table:table-cell table:formula="of:=[automo_v4.C35]" office:value-type="float" office:value="125.2" calcext:value-type="float">
            <text:p>125.2</text:p>
          </table:table-cell>
          <table:table-cell table:formula="of:=[automo_v4.D35]" office:value-type="float" office:value="0.00432052369056931" calcext:value-type="float">
            <text:p>0.0043205237</text:p>
          </table:table-cell>
        </table:table-row>
      </table:table>
      <table:table table:name="Random" table:style-name="ta1"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in 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automo_v1.B36]" office:value-type="float" office:value="24.459" calcext:value-type="float">
            <text:p>24.459</text:p>
          </table:table-cell>
          <table:table-cell table:formula="of:=[automo_v1.C36]" office:value-type="float" office:value="175" calcext:value-type="float">
            <text:p>175</text:p>
          </table:table-cell>
          <table:table-cell table:formula="of:=[automo_v1.D36]" office:value-type="float" office:value="7.15769307504842" calcext:value-type="float">
            <text:p>7.15769307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automo_v2.B36]" office:value-type="float" office:value="5.5264" calcext:value-type="float">
            <text:p>5.5264</text:p>
          </table:table-cell>
          <table:table-cell table:formula="of:=[automo_v2.C36]" office:value-type="float" office:value="124" calcext:value-type="float">
            <text:p>124</text:p>
          </table:table-cell>
          <table:table-cell table:formula="of:=[automo_v2.D36]" office:value-type="float" office:value="22.5714730901626" calcext:value-type="float">
            <text:p>22.571473090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automo_v3.B36]" office:value-type="float" office:value="4.7206" calcext:value-type="float">
            <text:p>4.7206</text:p>
          </table:table-cell>
          <table:table-cell table:formula="of:=[automo_v3.C36]" office:value-type="float" office:value="125" calcext:value-type="float">
            <text:p>125</text:p>
          </table:table-cell>
          <table:table-cell table:formula="of:=[automo_v3.D36]" office:value-type="float" office:value="26.5955796909222" calcext:value-type="float">
            <text:p>26.595579690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automo_v4.B36]" office:value-type="float" office:value="4.7746" calcext:value-type="float">
            <text:p>4.7746</text:p>
          </table:table-cell>
          <table:table-cell table:formula="of:=[automo_v4.C36]" office:value-type="float" office:value="125" calcext:value-type="float">
            <text:p>125</text:p>
          </table:table-cell>
          <table:table-cell table:formula="of:=[automo_v4.D36]" office:value-type="float" office:value="26.3533545552279" calcext:value-type="float">
            <text:p>26.3533545552</text:p>
          </table:table-cell>
        </table:table-row>
      </table:table>
      <table:table table:name="Preservative" table:style-name="ta1"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Preanalysis in s</text:p>
          </table:table-cell>
          <table:table-cell table:style-name="ce1" office:value-type="string" calcext:value-type="string">
            <text:p>Runtime IncLing in s</text:p>
          </table:table-cell>
          <table:table-cell table:style-name="ce1" office:value-type="string" calcext:value-type="string">
            <text:p>Runtime total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Newly Calcualted 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automo_PreservativeSampling.B33]" office:value-type="float" office:value="17.7768" calcext:value-type="float">
            <text:p>17.7768</text:p>
          </table:table-cell>
          <table:table-cell table:formula="of:=[automo_PreservativeSampling.C33]" office:value-type="float" office:value="28800" calcext:value-type="float">
            <text:p>28800</text:p>
          </table:table-cell>
          <table:table-cell table:formula="of:=[automo_PreservativeSampling.D33]" office:value-type="float" office:value="28817.7768" calcext:value-type="float">
            <text:p>28817.7768</text:p>
          </table:table-cell>
          <table:table-cell table:formula="of:=[automo_PreservativeSampling.E33]" office:value-type="float" office:value="177" calcext:value-type="float">
            <text:p>177</text:p>
          </table:table-cell>
          <table:table-cell table:formula="of:=[automo_PreservativeSampling.F33]" office:value-type="float" office:value="177" calcext:value-type="float">
            <text:p>177</text:p>
          </table:table-cell>
          <table:table-cell table:formula="of:=[automo_PreservativeSampling.G33]" office:value-type="float" office:value="0.00614204216682646" calcext:value-type="float">
            <text:p>0.006142042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automo_PreservativeSampling.B34]" office:value-type="float" office:value="218.334" calcext:value-type="float">
            <text:p>218.334</text:p>
          </table:table-cell>
          <table:table-cell table:formula="of:=[automo_PreservativeSampling.C34]" office:value-type="float" office:value="28800" calcext:value-type="float">
            <text:p>28800</text:p>
          </table:table-cell>
          <table:table-cell table:formula="of:=[automo_PreservativeSampling.D34]" office:value-type="float" office:value="29018.334" calcext:value-type="float">
            <text:p>29018.334</text:p>
          </table:table-cell>
          <table:table-cell table:formula="of:=[automo_PreservativeSampling.E34]" office:value-type="float" office:value="128" calcext:value-type="float">
            <text:p>128</text:p>
          </table:table-cell>
          <table:table-cell table:formula="of:=[automo_PreservativeSampling.F34]" office:value-type="float" office:value="128" calcext:value-type="float">
            <text:p>128</text:p>
          </table:table-cell>
          <table:table-cell table:formula="of:=[automo_PreservativeSampling.G34]" office:value-type="float" office:value="0.00441100465998914" calcext:value-type="float">
            <text:p>0.0044110047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automo_PreservativeSampling.B35]" office:value-type="float" office:value="121.1662" calcext:value-type="float">
            <text:p>121.1662</text:p>
          </table:table-cell>
          <table:table-cell table:formula="of:=[automo_PreservativeSampling.C35]" office:value-type="float" office:value="28800" calcext:value-type="float">
            <text:p>28800</text:p>
          </table:table-cell>
          <table:table-cell table:formula="of:=[automo_PreservativeSampling.D35]" office:value-type="float" office:value="28921.1662" calcext:value-type="float">
            <text:p>28921.1662</text:p>
          </table:table-cell>
          <table:table-cell table:formula="of:=[automo_PreservativeSampling.E35]" office:value-type="float" office:value="133" calcext:value-type="float">
            <text:p>133</text:p>
          </table:table-cell>
          <table:table-cell table:formula="of:=[automo_PreservativeSampling.F35]" office:value-type="float" office:value="133" calcext:value-type="float">
            <text:p>133</text:p>
          </table:table-cell>
          <table:table-cell table:formula="of:=[automo_PreservativeSampling.G35]" office:value-type="float" office:value="0.0045987081711509" calcext:value-type="float">
            <text:p>0.0045987082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automo_PreservativeSampling.B36]" office:value-type="float" office:value="120.7864" calcext:value-type="float">
            <text:p>120.7864</text:p>
          </table:table-cell>
          <table:table-cell table:formula="of:=[automo_PreservativeSampling.C36]" office:value-type="float" office:value="28800" calcext:value-type="float">
            <text:p>28800</text:p>
          </table:table-cell>
          <table:table-cell table:formula="of:=[automo_PreservativeSampling.D36]" office:value-type="float" office:value="28920.7864" calcext:value-type="float">
            <text:p>28920.7864</text:p>
          </table:table-cell>
          <table:table-cell table:formula="of:=[automo_PreservativeSampling.E36]" office:value-type="float" office:value="130" calcext:value-type="float">
            <text:p>130</text:p>
          </table:table-cell>
          <table:table-cell table:formula="of:=[automo_PreservativeSampling.F36]" office:value-type="float" office:value="130" calcext:value-type="float">
            <text:p>130</text:p>
          </table:table-cell>
          <table:table-cell table:formula="of:=[automo_PreservativeSampling.G36]" office:value-type="float" office:value="0.00449503695237716" calcext:value-type="float">
            <text:p>0.00449503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automo_PreservativeSampling.B37]" office:value-type="float" office:value="478.0634" calcext:value-type="float">
            <text:p>478.0634</text:p>
          </table:table-cell>
          <table:table-cell table:formula="of:=[automo_PreservativeSampling.C37]" office:value-type="float" office:value="115200" calcext:value-type="float">
            <text:p>115200</text:p>
          </table:table-cell>
          <table:table-cell table:formula="of:=[automo_PreservativeSampling.D37]" office:value-type="float" office:value="115678.0634" calcext:value-type="float">
            <text:p>115678.0634</text:p>
          </table:table-cell>
          <table:table-cell table:formula="of:=[automo_PreservativeSampling.E37]" office:value-type="float" office:value="568" calcext:value-type="float">
            <text:p>568</text:p>
          </table:table-cell>
          <table:table-cell table:formula="of:=[automo_PreservativeSampling.F37]" office:value-type="float" office:value="568" calcext:value-type="float">
            <text:p>568</text:p>
          </table:table-cell>
          <table:table-cell table:formula="of:=[automo_PreservativeSampling.G37]" office:value-type="float" office:value="0.00491017911226792" calcext:value-type="float">
            <text:p>0.0049101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2:42:53.252874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08:14:14.737433014</meta:creation-date>
    <dc:date>2018-10-21T13:26:51.040626102</dc:date>
    <meta:editing-duration>PT13H44S</meta:editing-duration>
    <meta:editing-cycles>169</meta:editing-cycles>
    <meta:generator>LibreOffice/5.1.6.2$Linux_X86_64 LibreOffice_project/10m0$Build-2</meta:generator>
    <meta:document-statistic meta:table-count="8" meta:cell-count="1053" meta:object-count="0"/>
  </office:meta>
</office:document-meta>
</file>